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Mono" svg:font-family="'Liberation Mono', 'Courier New', 'Nimbus Mono L', 'DejaVu Sans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08mm"/>
    </style:style>
    <style:style style:name="co2" style:family="table-column">
      <style:table-column-properties fo:break-before="auto" style:column-width="52.26mm"/>
    </style:style>
    <style:style style:name="co3" style:family="table-column">
      <style:table-column-properties fo:break-before="auto" style:column-width="13.07mm"/>
    </style:style>
    <style:style style:name="co4" style:family="table-column">
      <style:table-column-properties fo:break-before="auto" style:column-width="5.68mm"/>
    </style:style>
    <style:style style:name="co5" style:family="table-column">
      <style:table-column-properties fo:break-before="auto" style:column-width="21.01mm"/>
    </style:style>
    <style:style style:name="co6" style:family="table-column">
      <style:table-column-properties fo:break-before="auto" style:column-width="85.5mm"/>
    </style:style>
    <style:style style:name="co7" style:family="table-column">
      <style:table-column-properties fo:break-before="auto" style:column-width="86.36mm"/>
    </style:style>
    <style:style style:name="co8" style:family="table-column">
      <style:table-column-properties fo:break-before="auto" style:column-width="8.24mm"/>
    </style:style>
    <style:style style:name="co9" style:family="table-column">
      <style:table-column-properties fo:break-before="auto" style:column-width="72.14mm"/>
    </style:style>
    <style:style style:name="co10" style:family="table-column">
      <style:table-column-properties fo:break-before="auto" style:column-width="7.09mm"/>
    </style:style>
    <style:style style:name="co11" style:family="table-column">
      <style:table-column-properties fo:break-before="auto" style:column-width="7.94mm"/>
    </style:style>
    <style:style style:name="co12" style:family="table-column">
      <style:table-column-properties fo:break-before="auto" style:column-width="5.9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21">
      <style:table-cell-properties fo:background-color="transparent"/>
      <style:text-properties style:font-name="Ubuntu" fo:font-size="11pt" style:font-size-asian="11pt" style:font-size-complex="11pt"/>
    </style:style>
    <style:style style:name="ce2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mm"/>
      <style:text-properties fo:color="#ffffff" style:font-name="Ubuntu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 style:data-style-name="N121">
      <style:text-properties style:font-name="Ubuntu" fo:font-size="11pt" style:font-size-asian="11pt" style:font-size-complex="11pt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font-name="Ubuntu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ackground-color="transparent" style:rotation-align="none"/>
      <style:paragraph-properties fo:text-align="start" fo:margin-left="0mm"/>
      <style:text-properties style:font-name="Ubuntu" fo:font-size="11pt" style:font-size-asian="11pt" style:font-size-complex="11pt"/>
    </style:style>
    <style:style style:name="ce7" style:family="table-cell" style:parent-style-name="Default" style:data-style-name="N1">
      <style:table-cell-properties fo:background-color="#666666" style:text-align-source="fix" style:repeat-content="false"/>
      <style:paragraph-properties fo:text-align="center" fo:margin-left="0mm"/>
      <style:text-properties fo:color="#ffffff" style:font-name="Ubuntu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 style:data-style-name="N121">
      <style:table-cell-properties fo:background-color="#ffcccc"/>
      <style:text-properties style:font-name="Ubuntu" fo:font-size="11pt" style:font-size-asian="11pt" style:font-size-complex="11pt"/>
    </style:style>
    <style:style style:name="ce9" style:family="table-cell" style:parent-style-name="Default" style:data-style-name="N121">
      <style:table-cell-properties fo:background-color="#669999"/>
      <style:text-properties style:font-name="Ubuntu" fo:font-size="11pt" style:font-size-asian="11pt" style:font-size-complex="11pt"/>
    </style:style>
    <style:style style:name="ce10" style:family="table-cell" style:parent-style-name="Default" style:data-style-name="N121">
      <style:table-cell-properties fo:background-color="#ffcc00"/>
      <style:text-properties style:font-name="Ubuntu" fo:font-size="11pt" style:font-size-asian="11pt" style:font-size-complex="11pt"/>
    </style:style>
    <style:style style:name="ce11" style:family="table-cell" style:parent-style-name="Default" style:data-style-name="N121">
      <style:table-cell-properties fo:background-color="#6699cc"/>
      <style:text-properties style:font-name="Ubuntu" fo:font-size="11pt" style:font-size-asian="11pt" style:font-size-complex="11pt"/>
    </style:style>
    <style:style style:name="ce12" style:family="table-cell" style:parent-style-name="Default" style:data-style-name="N121">
      <style:table-cell-properties fo:background-color="#ff99ff"/>
      <style:text-properties style:font-name="Ubuntu" fo:font-size="11pt" style:font-size-asian="11pt" style:font-size-complex="11pt"/>
    </style:style>
    <style:style style:name="ce13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style:rotation-align="none"/>
      <style:paragraph-properties fo:text-align="start" fo:margin-left="0mm"/>
      <style:text-properties style:font-name="Ubuntu" fo:font-size="11pt" style:font-size-asian="11pt" style:font-size-complex="11pt"/>
    </style:style>
    <style:style style:name="ce15" style:family="table-cell" style:parent-style-name="Default" style:data-style-name="N121">
      <style:table-cell-properties style:text-align-source="fix" style:repeat-content="false" fo:background-color="transparent" style:rotation-align="none"/>
      <style:paragraph-properties fo:text-align="start" fo:margin-left="0mm"/>
      <style:text-properties style:font-name="Ubuntu" fo:font-size="11pt" style:font-size-asian="11pt" style:font-size-complex="11pt"/>
    </style:style>
    <style:style style:name="ce16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mm"/>
      <style:text-properties style:font-name="Ubuntu" fo:font-size="11pt" style:font-size-asian="11pt" style:font-size-complex="11pt"/>
    </style:style>
    <style:style style:name="ce17" style:family="table-cell" style:parent-style-name="Default" style:data-style-name="N121">
      <style:table-cell-properties style:text-align-source="fix" style:repeat-content="false"/>
      <style:paragraph-properties fo:text-align="center" fo:margin-left="0mm"/>
      <style:text-properties style:font-name="Ubuntu" fo:font-size="11pt" style:font-size-asian="11pt" style:font-size-complex="11pt"/>
    </style:style>
    <style:style style:name="ce18" style:family="table-cell" style:parent-style-name="Default" style:data-style-name="N121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121">
      <style:table-cell-properties style:text-align-source="fix" style:repeat-content="false" style:rotation-align="none"/>
      <style:paragraph-properties fo:text-align="start" fo:margin-left="0mm"/>
      <style:text-properties style:font-name="Ubuntu" fo:font-size="11pt" style:font-size-asian="11pt" style:font-size-complex="11pt"/>
    </style:style>
    <style:style style:name="ce20" style:family="table-cell" style:parent-style-name="Default" style:data-style-name="N121">
      <style:table-cell-properties fo:background-color="#dddddd"/>
      <style:text-properties style:font-name="Ubuntu" fo:font-size="11pt" style:font-size-asian="11pt" style:font-size-complex="11pt"/>
    </style:style>
    <style:style style:name="ce21" style:family="table-cell" style:parent-style-name="Default">
      <style:table-cell-properties fo:background-color="#b2b2b2" style:text-align-source="fix" style:repeat-content="false" style:rotation-align="none"/>
      <style:paragraph-properties fo:text-align="center" fo:margin-left="0mm"/>
      <style:text-properties style:font-name="Ubuntu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21">
      <style:table-cell-properties fo:background-color="#808080" style:text-align-source="fix" style:repeat-content="false" style:rotation-align="none"/>
      <style:paragraph-properties fo:text-align="start" fo:margin-left="0mm"/>
      <style:text-properties style:font-name="Ubuntu" fo:font-size="11pt" style:font-size-asian="11pt" style:font-size-complex="11pt"/>
    </style:style>
    <style:style style:name="ce23" style:family="table-cell" style:parent-style-name="Default" style:data-style-name="N121">
      <style:table-cell-properties fo:background-color="#b2b2b2" style:text-align-source="fix" style:repeat-content="false" style:rotation-align="none"/>
      <style:paragraph-properties fo:text-align="center" fo:margin-left="0mm"/>
      <style:text-properties style:font-name="Ubuntu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ext-properties style:font-name="Ubuntu" fo:font-size="11pt" style:font-size-asian="11pt" style:font-size-complex="1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7"/>
        <table:table-column table:style-name="co4" table:default-cell-style-name="ce20"/>
        <table:table-column table:style-name="co2" table:default-cell-style-name="ce3"/>
        <table:table-column table:style-name="co3" table:default-cell-style-name="ce17"/>
        <table:table-column table:style-name="co5" table:default-cell-style-name="ce17"/>
        <table:table-column table:style-name="co6" table:default-cell-style-name="ce3"/>
        <table:table-column table:style-name="co3" table:default-cell-style-name="ce17"/>
        <table:table-column table:style-name="co4" table:default-cell-style-name="ce20"/>
        <table:table-column table:style-name="co7" table:default-cell-style-name="ce3"/>
        <table:table-column table:style-name="co3" table:default-cell-style-name="ce17"/>
        <table:table-column table:style-name="co8" table:default-cell-style-name="ce20"/>
        <table:table-column table:style-name="co9" table:default-cell-style-name="ce3"/>
        <table:table-column table:style-name="co3" table:default-cell-style-name="ce17"/>
        <table:table-column table:style-name="co10" table:default-cell-style-name="ce20"/>
        <table:table-column table:style-name="co2" table:default-cell-style-name="ce3"/>
        <table:table-column table:style-name="co3" table:default-cell-style-name="ce17"/>
        <table:table-column table:style-name="co8" table:default-cell-style-name="ce20"/>
        <table:table-column table:style-name="co11" table:default-cell-style-name="ce20"/>
        <table:table-column table:style-name="co2" table:default-cell-style-name="ce3"/>
        <table:table-column table:style-name="co3" table:default-cell-style-name="ce17"/>
        <table:table-column table:style-name="co12" table:default-cell-style-name="ce20"/>
        <table:table-column table:style-name="co13" table:number-columns-repeated="999" table:default-cell-style-name="ce3"/>
        <table:table-row table:style-name="ro1" table:number-rows-repeated="2">
          <table:table-cell table:style-name="ce1" table:number-columns-repeated="2"/>
          <table:table-cell table:style-name="ce16"/>
          <table:table-cell table:style-name="ce1" table:number-columns-repeated="2"/>
          <table:table-cell table:style-name="ce16" table:number-columns-repeated="2"/>
          <table:table-cell table:style-name="ce1"/>
          <table:table-cell table:style-name="ce16"/>
          <table:table-cell table:style-name="ce1" table:number-columns-repeated="2"/>
          <table:table-cell table:style-name="ce16"/>
          <table:table-cell table:style-name="ce1" table:number-columns-repeated="2"/>
          <table:table-cell table:style-name="ce16"/>
          <table:table-cell table:style-name="ce1" table:number-columns-repeated="2"/>
          <table:table-cell table:style-name="ce16"/>
          <table:table-cell table:style-name="ce1" table:number-columns-repeated="3"/>
          <table:table-cell table:style-name="ce16"/>
          <table:table-cell table:style-name="ce1" table:number-columns-repeated="1000"/>
        </table:table-row>
        <table:table-row table:style-name="ro1">
          <table:table-cell table:style-name="ce2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"/>
          <table:table-cell table:style-name="ce7" office:value-type="float" office:value="5" calcext:value-type="float">
            <text:p>5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2"/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2"/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2"/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2" table:number-columns-repeated="2"/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2"/>
          <table:table-cell table:style-name="ce7" table:number-columns-repeated="999"/>
        </table:table-row>
        <table:table-row table:style-name="ro1">
          <table:table-cell table:style-name="ce1" table:number-columns-repeated="2"/>
          <table:table-cell table:style-name="ce16"/>
          <table:table-cell table:style-name="ce1" table:number-columns-repeated="2"/>
          <table:table-cell table:style-name="ce16" table:number-columns-repeated="2"/>
          <table:table-cell table:style-name="ce1"/>
          <table:table-cell table:style-name="ce16"/>
          <table:table-cell table:style-name="ce1" table:number-columns-repeated="2"/>
          <table:table-cell table:style-name="ce16"/>
          <table:table-cell table:style-name="ce1" table:number-columns-repeated="2"/>
          <table:table-cell table:style-name="ce16"/>
          <table:table-cell table:style-name="ce1" table:number-columns-repeated="2"/>
          <table:table-cell table:style-name="ce16"/>
          <table:table-cell table:style-name="ce1" table:number-columns-repeated="3"/>
          <table:table-cell table:style-name="ce16"/>
          <table:table-cell table:style-name="ce1" table:number-columns-repeated="1000"/>
        </table:table-row>
        <table:table-row table:style-name="ro1">
          <table:table-cell/>
          <table:table-cell table:style-name="ce8" office:value-type="string" calcext:value-type="string">
            <text:p>min_negative_polarity</text:p>
          </table:table-cell>
          <table:table-cell office:value-type="float" office:value="0.924078" calcext:value-type="float">
            <text:p>0.924</text:p>
          </table:table-cell>
          <table:table-cell/>
          <table:table-cell table:style-name="ce9" office:value-type="string" calcext:value-type="string">
            <text:p>ln_LDA_02 (World)</text:p>
          </table:table-cell>
          <table:table-cell office:value-type="float" office:value="1.649677" calcext:value-type="float">
            <text:p>1.650</text:p>
          </table:table-cell>
          <table:table-cell/>
          <table:table-cell table:style-name="ce9" office:value-type="string" calcext:value-type="string">
            <text:p>ln_LDA_04 (Technology)</text:p>
          </table:table-cell>
          <table:table-cell office:value-type="float" office:value="1.439207" calcext:value-type="float">
            <text:p>1.439</text:p>
          </table:table-cell>
          <table:table-cell/>
          <table:table-cell table:style-name="ce9" office:value-type="string" calcext:value-type="string">
            <text:p>ln_LDA_03</text:p>
          </table:table-cell>
          <table:table-cell office:value-type="float" office:value="1.619884" calcext:value-type="float">
            <text:p>1.620</text:p>
          </table:table-cell>
          <table:table-cell/>
          <table:table-cell table:style-name="ce9" office:value-type="string" calcext:value-type="string">
            <text:p>ln_LDA_00 (Business)</text:p>
          </table:table-cell>
          <table:table-cell office:value-type="float" office:value="1.858211" calcext:value-type="float">
            <text:p>1.858</text:p>
          </table:table-cell>
          <table:table-cell/>
          <table:table-cell office:value-type="string" calcext:value-type="string">
            <text:p>ln_kw_min_min</text:p>
          </table:table-cell>
          <table:table-cell office:value-type="float" office:value="0.861385" calcext:value-type="float">
            <text:p>0.861</text:p>
          </table:table-cell>
          <table:table-cell table:number-columns-repeated="2"/>
          <table:table-cell table:style-name="ce9" office:value-type="string" calcext:value-type="string">
            <text:p>ln_LDA_01 (Entertainment)</text:p>
          </table:table-cell>
          <table:table-cell office:value-type="float" office:value="2.289188" calcext:value-type="float">
            <text:p>2.28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kw_avg_max</text:p>
          </table:table-cell>
          <table:table-cell office:value-type="float" office:value="0.920921" calcext:value-type="float">
            <text:p>0.921</text:p>
          </table:table-cell>
          <table:table-cell/>
          <table:table-cell office:value-type="string" calcext:value-type="string">
            <text:p>ln_n_tokens_content</text:p>
          </table:table-cell>
          <table:table-cell office:value-type="float" office:value="0.28249" calcext:value-type="float">
            <text:p>0.282</text:p>
          </table:table-cell>
          <table:table-cell/>
          <table:table-cell table:style-name="ce11" office:value-type="string" calcext:value-type="string">
            <text:p>rate_positive_words</text:p>
          </table:table-cell>
          <table:table-cell office:value-type="float" office:value="0.411827" calcext:value-type="float">
            <text:p>0.412</text:p>
          </table:table-cell>
          <table:table-cell/>
          <table:table-cell table:style-name="ce10" office:value-type="string" calcext:value-type="string">
            <text:p>ln_num_videos</text:p>
          </table:table-cell>
          <table:table-cell office:value-type="float" office:value="0.73327" calcext:value-type="float">
            <text:p>0.733</text:p>
          </table:table-cell>
          <table:table-cell/>
          <table:table-cell office:value-type="string" calcext:value-type="string">
            <text:p>data_channel_is_socmed</text:p>
          </table:table-cell>
          <table:table-cell office:value-type="float" office:value="0.411957" calcext:value-type="float">
            <text:p>0.412</text:p>
          </table:table-cell>
          <table:table-cell/>
          <table:table-cell table:style-name="ce9" office:value-type="string" calcext:value-type="string">
            <text:p>ln_LDA_04 (Technology)</text:p>
          </table:table-cell>
          <table:table-cell office:value-type="float" office:value="0.851972" calcext:value-type="float">
            <text:p>0.852</text:p>
          </table:table-cell>
          <table:table-cell table:number-columns-repeated="2"/>
          <table:table-cell office:value-type="string" calcext:value-type="string">
            <text:p>data_channel_is_entertainment</text:p>
          </table:table-cell>
          <table:table-cell office:value-type="float" office:value="1.616334" calcext:value-type="float">
            <text:p>1.616</text:p>
          </table:table-cell>
          <table:table-cell table:number-columns-repeated="1000"/>
        </table:table-row>
        <table:table-row table:style-name="ro1">
          <table:table-cell/>
          <table:table-cell table:style-name="ce8" office:value-type="string" calcext:value-type="string">
            <text:p>max_negative_polarity</text:p>
          </table:table-cell>
          <table:table-cell office:value-type="float" office:value="0.652178" calcext:value-type="float">
            <text:p>0.652</text:p>
          </table:table-cell>
          <table:table-cell/>
          <table:table-cell office:value-type="string" calcext:value-type="string">
            <text:p>n_tokens_title</text:p>
          </table:table-cell>
          <table:table-cell office:value-type="float" office:value="0.190052" calcext:value-type="float">
            <text:p>0.190</text:p>
          </table:table-cell>
          <table:table-cell/>
          <table:table-cell table:style-name="ce12" office:value-type="string" calcext:value-type="string">
            <text:p>ln_self_reference_avg_sharess</text:p>
          </table:table-cell>
          <table:table-cell office:value-type="float" office:value="0.363955" calcext:value-type="float">
            <text:p>0.364</text:p>
          </table:table-cell>
          <table:table-cell/>
          <table:table-cell office:value-type="string" calcext:value-type="string">
            <text:p>ln_kw_avg_avg</text:p>
          </table:table-cell>
          <table:table-cell office:value-type="float" office:value="0.5672" calcext:value-type="float">
            <text:p>0.567</text:p>
          </table:table-cell>
          <table:table-cell/>
          <table:table-cell office:value-type="string" calcext:value-type="string">
            <text:p>rate_positive_words</text:p>
          </table:table-cell>
          <table:table-cell office:value-type="float" office:value="0.342166" calcext:value-type="float">
            <text:p>0.342</text:p>
          </table:table-cell>
          <table:table-cell/>
          <table:table-cell office:value-type="string" calcext:value-type="string">
            <text:p>ln_kw_avg_min</text:p>
          </table:table-cell>
          <table:table-cell office:value-type="float" office:value="0.413322" calcext:value-type="float">
            <text:p>0.413</text:p>
          </table:table-cell>
          <table:table-cell table:number-columns-repeated="2"/>
          <table:table-cell office:value-type="string" calcext:value-type="string">
            <text:p>ln_global_rate_negative_words</text:p>
          </table:table-cell>
          <table:table-cell office:value-type="float" office:value="0.286438" calcext:value-type="float">
            <text:p>0.286</text:p>
          </table:table-cell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ln_LDA_03</text:p>
          </table:table-cell>
          <table:table-cell office:value-type="float" office:value="0.376585" calcext:value-type="float">
            <text:p>0.377</text:p>
          </table:table-cell>
          <table:table-cell/>
          <table:table-cell table:style-name="ce12" office:value-type="string" calcext:value-type="string">
            <text:p>ln_self_reference_avg_sharess</text:p>
          </table:table-cell>
          <table:table-cell office:value-type="float" office:value="0.166312" calcext:value-type="float">
            <text:p>0.166</text:p>
          </table:table-cell>
          <table:table-cell/>
          <table:table-cell table:style-name="ce11" office:value-type="string" calcext:value-type="string">
            <text:p>global_rate_positive_words</text:p>
          </table:table-cell>
          <table:table-cell office:value-type="float" office:value="0.316492" calcext:value-type="float">
            <text:p>0.316</text:p>
          </table:table-cell>
          <table:table-cell/>
          <table:table-cell office:value-type="string" calcext:value-type="string">
            <text:p>global_subjectivity</text:p>
          </table:table-cell>
          <table:table-cell office:value-type="float" office:value="0.519336" calcext:value-type="float">
            <text:p>0.519</text:p>
          </table:table-cell>
          <table:table-cell/>
          <table:table-cell office:value-type="string" calcext:value-type="string">
            <text:p>kw_avg_max</text:p>
          </table:table-cell>
          <table:table-cell office:value-type="float" office:value="0.294134" calcext:value-type="float">
            <text:p>0.294</text:p>
          </table:table-cell>
          <table:table-cell/>
          <table:table-cell table:style-name="ce9" office:value-type="string" calcext:value-type="string">
            <text:p>ln_LDA_02 (World)</text:p>
          </table:table-cell>
          <table:table-cell office:value-type="float" office:value="0.324205" calcext:value-type="float">
            <text:p>0.324</text:p>
          </table:table-cell>
          <table:table-cell table:number-columns-repeated="2"/>
          <table:table-cell table:style-name="ce11" office:value-type="string" calcext:value-type="string">
            <text:p>global_rate_positive_words</text:p>
          </table:table-cell>
          <table:table-cell office:value-type="float" office:value="0.230312" calcext:value-type="float">
            <text:p>0.230</text:p>
          </table:table-cell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ln_LDA_02 (World)</text:p>
          </table:table-cell>
          <table:table-cell office:value-type="float" office:value="0.30241" calcext:value-type="float">
            <text:p>0.302</text:p>
          </table:table-cell>
          <table:table-cell/>
          <table:table-cell table:style-name="ce8" office:value-type="string" calcext:value-type="string">
            <text:p>max_negative_polarity</text:p>
          </table:table-cell>
          <table:table-cell office:value-type="float" office:value="0.115101" calcext:value-type="float">
            <text:p>0.115</text:p>
          </table:table-cell>
          <table:table-cell/>
          <table:table-cell office:value-type="string" calcext:value-type="string">
            <text:p>num_keywords</text:p>
          </table:table-cell>
          <table:table-cell office:value-type="float" office:value="0.290797" calcext:value-type="float">
            <text:p>0.291</text:p>
          </table:table-cell>
          <table:table-cell/>
          <table:table-cell office:value-type="string" calcext:value-type="string">
            <text:p>kw_avg_max</text:p>
          </table:table-cell>
          <table:table-cell office:value-type="float" office:value="0.476073" calcext:value-type="float">
            <text:p>0.476</text:p>
          </table:table-cell>
          <table:table-cell/>
          <table:table-cell table:style-name="ce11" office:value-type="string" calcext:value-type="string">
            <text:p>global_rate_positive_words</text:p>
          </table:table-cell>
          <table:table-cell office:value-type="float" office:value="0.264478" calcext:value-type="float">
            <text:p>0.264</text:p>
          </table:table-cell>
          <table:table-cell/>
          <table:table-cell office:value-type="string" calcext:value-type="string">
            <text:p>data_channel_is_lifestyle</text:p>
          </table:table-cell>
          <table:table-cell office:value-type="float" office:value="0.319485" calcext:value-type="float">
            <text:p>0.319</text:p>
          </table:table-cell>
          <table:table-cell table:number-columns-repeated="2"/>
          <table:table-cell office:value-type="string" calcext:value-type="string">
            <text:p>global_subjectivity</text:p>
          </table:table-cell>
          <table:table-cell office:value-type="float" office:value="0.225837" calcext:value-type="float">
            <text:p>0.22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n_kw_min_max</text:p>
          </table:table-cell>
          <table:table-cell office:value-type="float" office:value="0.252133" calcext:value-type="float">
            <text:p>0.252</text:p>
          </table:table-cell>
          <table:table-cell/>
          <table:table-cell table:style-name="ce8" office:value-type="string" calcext:value-type="string">
            <text:p>ln_global_rate_negative_words</text:p>
          </table:table-cell>
          <table:table-cell office:value-type="float" office:value="0.114823" calcext:value-type="float">
            <text:p>0.115</text:p>
          </table:table-cell>
          <table:table-cell/>
          <table:table-cell office:value-type="string" calcext:value-type="string">
            <text:p>title_sentiment_polarity</text:p>
          </table:table-cell>
          <table:table-cell office:value-type="float" office:value="0.286859" calcext:value-type="float">
            <text:p>0.287</text:p>
          </table:table-cell>
          <table:table-cell/>
          <table:table-cell table:style-name="ce10" office:value-type="string" calcext:value-type="string">
            <text:p>ln_num_imgs</text:p>
          </table:table-cell>
          <table:table-cell office:value-type="float" office:value="0.408942" calcext:value-type="float">
            <text:p>0.409</text:p>
          </table:table-cell>
          <table:table-cell/>
          <table:table-cell office:value-type="string" calcext:value-type="string">
            <text:p>ln_kw_avg_min</text:p>
          </table:table-cell>
          <table:table-cell office:value-type="float" office:value="0.151791" calcext:value-type="float">
            <text:p>0.152</text:p>
          </table:table-cell>
          <table:table-cell/>
          <table:table-cell office:value-type="string" calcext:value-type="string">
            <text:p>abs_title_subjectivity</text:p>
          </table:table-cell>
          <table:table-cell office:value-type="float" office:value="0.315156" calcext:value-type="float">
            <text:p>0.315</text:p>
          </table:table-cell>
          <table:table-cell table:number-columns-repeated="2"/>
          <table:table-cell table:style-name="ce11" office:value-type="string" calcext:value-type="string">
            <text:p>max_positive_polarity</text:p>
          </table:table-cell>
          <table:table-cell office:value-type="float" office:value="0.185512" calcext:value-type="float">
            <text:p>0.18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n_tokens_title</text:p>
          </table:table-cell>
          <table:table-cell office:value-type="float" office:value="0.226416" calcext:value-type="float">
            <text:p>0.226</text:p>
          </table:table-cell>
          <table:table-cell/>
          <table:table-cell office:value-type="string" calcext:value-type="string">
            <text:p>abs_title_subjectivity</text:p>
          </table:table-cell>
          <table:table-cell office:value-type="float" office:value="0.091434" calcext:value-type="float">
            <text:p>0.091</text:p>
          </table:table-cell>
          <table:table-cell/>
          <table:table-cell office:value-type="string" calcext:value-type="string">
            <text:p>data_channel_is_lifestyle</text:p>
          </table:table-cell>
          <table:table-cell office:value-type="float" office:value="0.250079" calcext:value-type="float">
            <text:p>0.250</text:p>
          </table:table-cell>
          <table:table-cell/>
          <table:table-cell table:style-name="ce12" office:value-type="string" calcext:value-type="string">
            <text:p>ln_self_reference_avg_sharess</text:p>
          </table:table-cell>
          <table:table-cell office:value-type="float" office:value="0.402318" calcext:value-type="float">
            <text:p>0.402</text:p>
          </table:table-cell>
          <table:table-cell/>
          <table:table-cell office:value-type="string" calcext:value-type="string">
            <text:p>ln_n_tokens_content</text:p>
          </table:table-cell>
          <table:table-cell office:value-type="float" office:value="0.130224" calcext:value-type="float">
            <text:p>0.130</text:p>
          </table:table-cell>
          <table:table-cell/>
          <table:table-cell office:value-type="string" calcext:value-type="string">
            <text:p>num_keywords</text:p>
          </table:table-cell>
          <table:table-cell office:value-type="float" office:value="0.284659" calcext:value-type="float">
            <text:p>0.285</text:p>
          </table:table-cell>
          <table:table-cell table:number-columns-repeated="2"/>
          <table:table-cell office:value-type="string" calcext:value-type="string">
            <text:p>n_tokens_title</text:p>
          </table:table-cell>
          <table:table-cell office:value-type="float" office:value="0.177923" calcext:value-type="float">
            <text:p>0.17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n_kw_avg_avg</text:p>
          </table:table-cell>
          <table:table-cell office:value-type="float" office:value="0.216979" calcext:value-type="float">
            <text:p>0.217</text:p>
          </table:table-cell>
          <table:table-cell/>
          <table:table-cell office:value-type="string" calcext:value-type="string">
            <text:p>ln_num_hrefs</text:p>
          </table:table-cell>
          <table:table-cell office:value-type="float" office:value="0.048308" calcext:value-type="float">
            <text:p>0.048</text:p>
          </table:table-cell>
          <table:table-cell/>
          <table:table-cell office:value-type="string" calcext:value-type="string">
            <text:p>ln_abs_title_sentiment_polarity</text:p>
          </table:table-cell>
          <table:table-cell office:value-type="float" office:value="0.2038" calcext:value-type="float">
            <text:p>0.204</text:p>
          </table:table-cell>
          <table:table-cell/>
          <table:table-cell office:value-type="string" calcext:value-type="string">
            <text:p>ln_num_hrefs</text:p>
          </table:table-cell>
          <table:table-cell office:value-type="float" office:value="0.390081" calcext:value-type="float">
            <text:p>0.390</text:p>
          </table:table-cell>
          <table:table-cell/>
          <table:table-cell office:value-type="string" calcext:value-type="string">
            <text:p>popular</text:p>
          </table:table-cell>
          <table:table-cell office:value-type="float" office:value="0.109104" calcext:value-type="float">
            <text:p>0.109</text:p>
          </table:table-cell>
          <table:table-cell/>
          <table:table-cell table:style-name="ce11" office:value-type="string" calcext:value-type="string">
            <text:p>rate_positive_words</text:p>
          </table:table-cell>
          <table:table-cell office:value-type="float" office:value="0.160779" calcext:value-type="float">
            <text:p>0.161</text:p>
          </table:table-cell>
          <table:table-cell table:number-columns-repeated="2"/>
          <table:table-cell table:style-name="ce10" office:value-type="string" calcext:value-type="string">
            <text:p>ln_num_imgs</text:p>
          </table:table-cell>
          <table:table-cell office:value-type="float" office:value="0.168162" calcext:value-type="float">
            <text:p>0.16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n_abs_title_sentiment_polarity</text:p>
          </table:table-cell>
          <table:table-cell office:value-type="float" office:value="0.074572" calcext:value-type="float">
            <text:p>0.075</text:p>
          </table:table-cell>
          <table:table-cell/>
          <table:table-cell office:value-type="string" calcext:value-type="string">
            <text:p>is_weekend</text:p>
          </table:table-cell>
          <table:table-cell office:value-type="float" office:value="0.017886" calcext:value-type="float">
            <text:p>0.018</text:p>
          </table:table-cell>
          <table:table-cell/>
          <table:table-cell office:value-type="string" calcext:value-type="string">
            <text:p>ln_n_tokens_content</text:p>
          </table:table-cell>
          <table:table-cell office:value-type="float" office:value="0.191098" calcext:value-type="float">
            <text:p>0.191</text:p>
          </table:table-cell>
          <table:table-cell/>
          <table:table-cell office:value-type="string" calcext:value-type="string">
            <text:p>data_channel_is_entertainment</text:p>
          </table:table-cell>
          <table:table-cell office:value-type="float" office:value="0.358478" calcext:value-type="float">
            <text:p>0.358</text:p>
          </table:table-cell>
          <table:table-cell/>
          <table:table-cell table:style-name="ce8" office:value-type="string" calcext:value-type="string">
            <text:p>min_negative_polarity</text:p>
          </table:table-cell>
          <table:table-cell office:value-type="float" office:value="0.081965" calcext:value-type="float">
            <text:p>0.082</text:p>
          </table:table-cell>
          <table:table-cell/>
          <table:table-cell table:style-name="ce11" office:value-type="string" calcext:value-type="string">
            <text:p>ln_min_positive_polarity</text:p>
          </table:table-cell>
          <table:table-cell office:value-type="float" office:value="0.154463" calcext:value-type="float">
            <text:p>0.154</text:p>
          </table:table-cell>
          <table:table-cell table:number-columns-repeated="2"/>
          <table:table-cell office:value-type="string" calcext:value-type="string">
            <text:p>ln_n_tokens_content</text:p>
          </table:table-cell>
          <table:table-cell office:value-type="float" office:value="0.103773" calcext:value-type="float">
            <text:p>0.10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s_weekend</text:p>
          </table:table-cell>
          <table:table-cell office:value-type="float" office:value="0.067397" calcext:value-type="float">
            <text:p>0.067</text:p>
          </table:table-cell>
          <table:table-cell/>
          <table:table-cell office:value-type="string" calcext:value-type="string">
            <text:p>num_keywords</text:p>
          </table:table-cell>
          <table:table-cell office:value-type="float" office:value="-0.005289" calcext:value-type="float">
            <text:p>-0.005</text:p>
          </table:table-cell>
          <table:table-cell/>
          <table:table-cell table:style-name="ce8" office:value-type="string" calcext:value-type="string">
            <text:p>min_negative_polarity</text:p>
          </table:table-cell>
          <table:table-cell office:value-type="float" office:value="0.190126" calcext:value-type="float">
            <text:p>0.190</text:p>
          </table:table-cell>
          <table:table-cell/>
          <table:table-cell office:value-type="string" calcext:value-type="string">
            <text:p>ln_global_rate_negative_words</text:p>
          </table:table-cell>
          <table:table-cell office:value-type="float" office:value="0.339718" calcext:value-type="float">
            <text:p>0.340</text:p>
          </table:table-cell>
          <table:table-cell/>
          <table:table-cell table:style-name="ce11" office:value-type="string" calcext:value-type="string">
            <text:p>max_positive_polarity</text:p>
          </table:table-cell>
          <table:table-cell office:value-type="float" office:value="0.073756" calcext:value-type="float">
            <text:p>0.074</text:p>
          </table:table-cell>
          <table:table-cell/>
          <table:table-cell table:style-name="ce8" office:value-type="string" calcext:value-type="string">
            <text:p>min_negative_polarity</text:p>
          </table:table-cell>
          <table:table-cell office:value-type="float" office:value="0.140061" calcext:value-type="float">
            <text:p>0.140</text:p>
          </table:table-cell>
          <table:table-cell table:number-columns-repeated="2"/>
          <table:table-cell table:style-name="ce12" office:value-type="string" calcext:value-type="string">
            <text:p>ln_self_reference_avg_sharess</text:p>
          </table:table-cell>
          <table:table-cell office:value-type="float" office:value="0.09057" calcext:value-type="float">
            <text:p>0.09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shares</text:p>
          </table:table-cell>
          <table:table-cell office:value-type="float" office:value="0.027155" calcext:value-type="float">
            <text:p>0.027</text:p>
          </table:table-cell>
          <table:table-cell/>
          <table:table-cell office:value-type="string" calcext:value-type="string">
            <text:p>ln_kw_min_max</text:p>
          </table:table-cell>
          <table:table-cell office:value-type="float" office:value="-0.046743" calcext:value-type="float">
            <text:p>-0.047</text:p>
          </table:table-cell>
          <table:table-cell/>
          <table:table-cell table:style-name="ce10" office:value-type="string" calcext:value-type="string">
            <text:p>ln_num_imgs</text:p>
          </table:table-cell>
          <table:table-cell office:value-type="float" office:value="0.189335" calcext:value-type="float">
            <text:p>0.189</text:p>
          </table:table-cell>
          <table:table-cell/>
          <table:table-cell table:style-name="ce11" office:value-type="string" calcext:value-type="string">
            <text:p>ln_min_positive_polarity</text:p>
          </table:table-cell>
          <table:table-cell office:value-type="float" office:value="0.315844" calcext:value-type="float">
            <text:p>0.316</text:p>
          </table:table-cell>
          <table:table-cell/>
          <table:table-cell office:value-type="string" calcext:value-type="string">
            <text:p>title_sentiment_polarity</text:p>
          </table:table-cell>
          <table:table-cell office:value-type="float" office:value="0.064226" calcext:value-type="float">
            <text:p>0.064</text:p>
          </table:table-cell>
          <table:table-cell/>
          <table:table-cell office:value-type="string" calcext:value-type="string">
            <text:p>ln_n_tokens_content</text:p>
          </table:table-cell>
          <table:table-cell office:value-type="float" office:value="0.111337" calcext:value-type="float">
            <text:p>0.111</text:p>
          </table:table-cell>
          <table:table-cell table:number-columns-repeated="2"/>
          <table:table-cell office:value-type="string" calcext:value-type="string">
            <text:p>ln_kw_avg_min</text:p>
          </table:table-cell>
          <table:table-cell office:value-type="float" office:value="0.076056" calcext:value-type="float">
            <text:p>0.076</text:p>
          </table:table-cell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ln_num_videos</text:p>
          </table:table-cell>
          <table:table-cell office:value-type="float" office:value="0.02314" calcext:value-type="float">
            <text:p>0.023</text:p>
          </table:table-cell>
          <table:table-cell/>
          <table:table-cell office:value-type="string" calcext:value-type="string">
            <text:p>data_channel_is_socmed</text:p>
          </table:table-cell>
          <table:table-cell office:value-type="float" office:value="-0.075129" calcext:value-type="float">
            <text:p>-0.075</text:p>
          </table:table-cell>
          <table:table-cell/>
          <table:table-cell table:style-name="ce11" office:value-type="string" calcext:value-type="string">
            <text:p>max_positive_polarity</text:p>
          </table:table-cell>
          <table:table-cell office:value-type="float" office:value="0.18007" calcext:value-type="float">
            <text:p>0.180</text:p>
          </table:table-cell>
          <table:table-cell/>
          <table:table-cell table:style-name="ce11" office:value-type="string" calcext:value-type="string">
            <text:p>max_positive_polarity</text:p>
          </table:table-cell>
          <table:table-cell office:value-type="float" office:value="0.30202" calcext:value-type="float">
            <text:p>0.302</text:p>
          </table:table-cell>
          <table:table-cell/>
          <table:table-cell office:value-type="string" calcext:value-type="string">
            <text:p>ln_shares</text:p>
          </table:table-cell>
          <table:table-cell office:value-type="float" office:value="0.047702" calcext:value-type="float">
            <text:p>0.048</text:p>
          </table:table-cell>
          <table:table-cell/>
          <table:table-cell table:style-name="ce8" office:value-type="string" calcext:value-type="string">
            <text:p>max_negative_polarity</text:p>
          </table:table-cell>
          <table:table-cell office:value-type="float" office:value="0.083207" calcext:value-type="float">
            <text:p>0.083</text:p>
          </table:table-cell>
          <table:table-cell table:number-columns-repeated="2"/>
          <table:table-cell table:style-name="ce11" office:value-type="string" calcext:value-type="string">
            <text:p>ln_min_positive_polarity</text:p>
          </table:table-cell>
          <table:table-cell office:value-type="float" office:value="0.068751" calcext:value-type="float">
            <text:p>0.06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bs_title_subjectivity</text:p>
          </table:table-cell>
          <table:table-cell office:value-type="float" office:value="0.016951" calcext:value-type="float">
            <text:p>0.017</text:p>
          </table:table-cell>
          <table:table-cell/>
          <table:table-cell table:style-name="ce11" office:value-type="string" calcext:value-type="string">
            <text:p>ln_min_positive_polarity</text:p>
          </table:table-cell>
          <table:table-cell office:value-type="float" office:value="-0.075258" calcext:value-type="float">
            <text:p>-0.075</text:p>
          </table:table-cell>
          <table:table-cell/>
          <table:table-cell office:value-type="string" calcext:value-type="string">
            <text:p>popular</text:p>
          </table:table-cell>
          <table:table-cell office:value-type="float" office:value="0.178589" calcext:value-type="float">
            <text:p>0.179</text:p>
          </table:table-cell>
          <table:table-cell/>
          <table:table-cell office:value-type="string" calcext:value-type="string">
            <text:p>ln_shares</text:p>
          </table:table-cell>
          <table:table-cell office:value-type="float" office:value="0.24154" calcext:value-type="float">
            <text:p>0.242</text:p>
          </table:table-cell>
          <table:table-cell/>
          <table:table-cell office:value-type="string" calcext:value-type="string">
            <text:p>ln_kw_min_min</text:p>
          </table:table-cell>
          <table:table-cell office:value-type="float" office:value="0.035341" calcext:value-type="float">
            <text:p>0.035</text:p>
          </table:table-cell>
          <table:table-cell/>
          <table:table-cell office:value-type="string" calcext:value-type="string">
            <text:p>global_subjectivity</text:p>
          </table:table-cell>
          <table:table-cell office:value-type="float" office:value="0.013563" calcext:value-type="float">
            <text:p>0.014</text:p>
          </table:table-cell>
          <table:table-cell table:number-columns-repeated="2"/>
          <table:table-cell office:value-type="string" calcext:value-type="string">
            <text:p>ln_kw_avg_avg</text:p>
          </table:table-cell>
          <table:table-cell office:value-type="float" office:value="0.054551" calcext:value-type="float">
            <text:p>0.05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n_shares</text:p>
          </table:table-cell>
          <table:table-cell office:value-type="float" office:value="-0.060734" calcext:value-type="float">
            <text:p>-0.061</text:p>
          </table:table-cell>
          <table:table-cell/>
          <table:table-cell office:value-type="string" calcext:value-type="string">
            <text:p>shares</text:p>
          </table:table-cell>
          <table:table-cell office:value-type="float" office:value="-0.08594" calcext:value-type="float">
            <text:p>-0.086</text:p>
          </table:table-cell>
          <table:table-cell/>
          <table:table-cell office:value-type="string" calcext:value-type="string">
            <text:p>global_subjectivity</text:p>
          </table:table-cell>
          <table:table-cell office:value-type="float" office:value="0.173205" calcext:value-type="float">
            <text:p>0.173</text:p>
          </table:table-cell>
          <table:table-cell/>
          <table:table-cell office:value-type="string" calcext:value-type="string">
            <text:p>ln_abs_title_sentiment_polarity</text:p>
          </table:table-cell>
          <table:table-cell office:value-type="float" office:value="0.221432" calcext:value-type="float">
            <text:p>0.221</text:p>
          </table:table-cell>
          <table:table-cell/>
          <table:table-cell office:value-type="string" calcext:value-type="string">
            <text:p>abs_title_subjectivity</text:p>
          </table:table-cell>
          <table:table-cell office:value-type="float" office:value="0.03004" calcext:value-type="float">
            <text:p>0.030</text:p>
          </table:table-cell>
          <table:table-cell/>
          <table:table-cell table:style-name="ce11" office:value-type="string" calcext:value-type="string">
            <text:p>max_positive_polarity</text:p>
          </table:table-cell>
          <table:table-cell office:value-type="float" office:value="-0.000316" calcext:value-type="float">
            <text:p>0.000</text:p>
          </table:table-cell>
          <table:table-cell table:number-columns-repeated="2"/>
          <table:table-cell office:value-type="string" calcext:value-type="string">
            <text:p>rate_positive_words</text:p>
          </table:table-cell>
          <table:table-cell office:value-type="float" office:value="0.047673" calcext:value-type="float">
            <text:p>0.04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title_sentiment_polarity</text:p>
          </table:table-cell>
          <table:table-cell office:value-type="float" office:value="-0.062944" calcext:value-type="float">
            <text:p>-0.063</text:p>
          </table:table-cell>
          <table:table-cell/>
          <table:table-cell office:value-type="string" calcext:value-type="string">
            <text:p>kw_avg_max</text:p>
          </table:table-cell>
          <table:table-cell office:value-type="float" office:value="-0.118039" calcext:value-type="float">
            <text:p>-0.118</text:p>
          </table:table-cell>
          <table:table-cell/>
          <table:table-cell office:value-type="string" calcext:value-type="string">
            <text:p>ln_kw_min_max</text:p>
          </table:table-cell>
          <table:table-cell office:value-type="float" office:value="0.167119" calcext:value-type="float">
            <text:p>0.167</text:p>
          </table:table-cell>
          <table:table-cell/>
          <table:table-cell office:value-type="string" calcext:value-type="string">
            <text:p>ln_kw_min_max</text:p>
          </table:table-cell>
          <table:table-cell office:value-type="float" office:value="0.192404" calcext:value-type="float">
            <text:p>0.192</text:p>
          </table:table-cell>
          <table:table-cell/>
          <table:table-cell office:value-type="string" calcext:value-type="string">
            <text:p>ln_kw_min_max</text:p>
          </table:table-cell>
          <table:table-cell office:value-type="float" office:value="0.01601" calcext:value-type="float">
            <text:p>0.016</text:p>
          </table:table-cell>
          <table:table-cell/>
          <table:table-cell office:value-type="string" calcext:value-type="string">
            <text:p>global_rate_positive_words</text:p>
          </table:table-cell>
          <table:table-cell office:value-type="float" office:value="-0.002195" calcext:value-type="float">
            <text:p>-0.002</text:p>
          </table:table-cell>
          <table:table-cell table:number-columns-repeated="2"/>
          <table:table-cell table:style-name="ce11" office:value-type="string" calcext:value-type="string">
            <text:p>ln_abs_title_sentiment_polarity</text:p>
          </table:table-cell>
          <table:table-cell office:value-type="float" office:value="0.02701" calcext:value-type="float">
            <text:p>0.027</text:p>
          </table:table-cell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ln_LDA_01 (Entertainment)</text:p>
          </table:table-cell>
          <table:table-cell office:value-type="float" office:value="-0.063292" calcext:value-type="float">
            <text:p>-0.063</text:p>
          </table:table-cell>
          <table:table-cell/>
          <table:table-cell table:style-name="ce10" office:value-type="string" calcext:value-type="string">
            <text:p>ln_num_videos</text:p>
          </table:table-cell>
          <table:table-cell office:value-type="float" office:value="-0.123407" calcext:value-type="float">
            <text:p>-0.123</text:p>
          </table:table-cell>
          <table:table-cell/>
          <table:table-cell office:value-type="string" calcext:value-type="string">
            <text:p>ln_kw_avg_min</text:p>
          </table:table-cell>
          <table:table-cell office:value-type="float" office:value="0.154521" calcext:value-type="float">
            <text:p>0.155</text:p>
          </table:table-cell>
          <table:table-cell/>
          <table:table-cell office:value-type="string" calcext:value-type="string">
            <text:p>shares</text:p>
          </table:table-cell>
          <table:table-cell office:value-type="float" office:value="0.137175" calcext:value-type="float">
            <text:p>0.137</text:p>
          </table:table-cell>
          <table:table-cell/>
          <table:table-cell office:value-type="string" calcext:value-type="string">
            <text:p>ln_kw_avg_avg</text:p>
          </table:table-cell>
          <table:table-cell office:value-type="float" office:value="-0.006021" calcext:value-type="float">
            <text:p>-0.006</text:p>
          </table:table-cell>
          <table:table-cell/>
          <table:table-cell office:value-type="string" calcext:value-type="string">
            <text:p>popular</text:p>
          </table:table-cell>
          <table:table-cell office:value-type="float" office:value="-0.008119" calcext:value-type="float">
            <text:p>-0.008</text:p>
          </table:table-cell>
          <table:table-cell table:number-columns-repeated="2"/>
          <table:table-cell office:value-type="string" calcext:value-type="string">
            <text:p>is_weekend</text:p>
          </table:table-cell>
          <table:table-cell office:value-type="float" office:value="0.023229" calcext:value-type="float">
            <text:p>0.02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data_channel_is_lifestyle</text:p>
          </table:table-cell>
          <table:table-cell office:value-type="float" office:value="-0.08073" calcext:value-type="float">
            <text:p>-0.081</text:p>
          </table:table-cell>
          <table:table-cell/>
          <table:table-cell office:value-type="string" calcext:value-type="string">
            <text:p>ln_abs_title_sentiment_polarity</text:p>
          </table:table-cell>
          <table:table-cell office:value-type="float" office:value="-0.124227" calcext:value-type="float">
            <text:p>-0.124</text:p>
          </table:table-cell>
          <table:table-cell/>
          <table:table-cell office:value-type="string" calcext:value-type="string">
            <text:p>ln_shares</text:p>
          </table:table-cell>
          <table:table-cell office:value-type="float" office:value="0.121026" calcext:value-type="float">
            <text:p>0.121</text:p>
          </table:table-cell>
          <table:table-cell/>
          <table:table-cell office:value-type="string" calcext:value-type="string">
            <text:p>popular</text:p>
          </table:table-cell>
          <table:table-cell office:value-type="float" office:value="0.124172" calcext:value-type="float">
            <text:p>0.124</text:p>
          </table:table-cell>
          <table:table-cell/>
          <table:table-cell office:value-type="string" calcext:value-type="string">
            <text:p>ln_num_hrefs</text:p>
          </table:table-cell>
          <table:table-cell office:value-type="float" office:value="-0.007593" calcext:value-type="float">
            <text:p>-0.008</text:p>
          </table:table-cell>
          <table:table-cell/>
          <table:table-cell office:value-type="string" calcext:value-type="string">
            <text:p>ln_num_hrefs</text:p>
          </table:table-cell>
          <table:table-cell office:value-type="float" office:value="-0.057491" calcext:value-type="float">
            <text:p>-0.057</text:p>
          </table:table-cell>
          <table:table-cell table:number-columns-repeated="2"/>
          <table:table-cell table:style-name="ce10" office:value-type="string" calcext:value-type="string">
            <text:p>ln_num_videos</text:p>
          </table:table-cell>
          <table:table-cell office:value-type="float" office:value="-0.001451" calcext:value-type="float">
            <text:p>-0.00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popular</text:p>
          </table:table-cell>
          <table:table-cell office:value-type="float" office:value="-0.100763" calcext:value-type="float">
            <text:p>-0.101</text:p>
          </table:table-cell>
          <table:table-cell/>
          <table:table-cell table:style-name="ce10" office:value-type="string" calcext:value-type="string">
            <text:p>ln_num_imgs</text:p>
          </table:table-cell>
          <table:table-cell office:value-type="float" office:value="-0.141409" calcext:value-type="float">
            <text:p>-0.141</text:p>
          </table:table-cell>
          <table:table-cell/>
          <table:table-cell office:value-type="string" calcext:value-type="string">
            <text:p>ln_num_hrefs</text:p>
          </table:table-cell>
          <table:table-cell office:value-type="float" office:value="0.118693" calcext:value-type="float">
            <text:p>0.119</text:p>
          </table:table-cell>
          <table:table-cell/>
          <table:table-cell table:style-name="ce11" office:value-type="string" calcext:value-type="string">
            <text:p>global_rate_positive_words</text:p>
          </table:table-cell>
          <table:table-cell office:value-type="float" office:value="0.118681" calcext:value-type="float">
            <text:p>0.119</text:p>
          </table:table-cell>
          <table:table-cell/>
          <table:table-cell office:value-type="string" calcext:value-type="string">
            <text:p>shares</text:p>
          </table:table-cell>
          <table:table-cell office:value-type="float" office:value="-0.008549" calcext:value-type="float">
            <text:p>-0.009</text:p>
          </table:table-cell>
          <table:table-cell/>
          <table:table-cell office:value-type="string" calcext:value-type="string">
            <text:p>ln_global_rate_negative_words</text:p>
          </table:table-cell>
          <table:table-cell office:value-type="float" office:value="-0.064945" calcext:value-type="float">
            <text:p>-0.065</text:p>
          </table:table-cell>
          <table:table-cell table:number-columns-repeated="2"/>
          <table:table-cell office:value-type="string" calcext:value-type="string">
            <text:p>ln_kw_min_min</text:p>
          </table:table-cell>
          <table:table-cell office:value-type="float" office:value="-0.016065" calcext:value-type="float">
            <text:p>-0.01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data_channel_is_entertainment</text:p>
          </table:table-cell>
          <table:table-cell office:value-type="float" office:value="-0.102241" calcext:value-type="float">
            <text:p>-0.102</text:p>
          </table:table-cell>
          <table:table-cell/>
          <table:table-cell office:value-type="string" calcext:value-type="string">
            <text:p>ln_kw_avg_min</text:p>
          </table:table-cell>
          <table:table-cell office:value-type="float" office:value="-0.151631" calcext:value-type="float">
            <text:p>-0.152</text:p>
          </table:table-cell>
          <table:table-cell/>
          <table:table-cell table:style-name="ce8" office:value-type="string" calcext:value-type="string">
            <text:p>max_negative_polarity</text:p>
          </table:table-cell>
          <table:table-cell office:value-type="float" office:value="0.087297" calcext:value-type="float">
            <text:p>0.087</text:p>
          </table:table-cell>
          <table:table-cell/>
          <table:table-cell office:value-type="string" calcext:value-type="string">
            <text:p>num_keywords</text:p>
          </table:table-cell>
          <table:table-cell office:value-type="float" office:value="0.081739" calcext:value-type="float">
            <text:p>0.082</text:p>
          </table:table-cell>
          <table:table-cell/>
          <table:table-cell office:value-type="string" calcext:value-type="string">
            <text:p>data_channel_is_lifestyle</text:p>
          </table:table-cell>
          <table:table-cell office:value-type="float" office:value="-0.037439" calcext:value-type="float">
            <text:p>-0.037</text:p>
          </table:table-cell>
          <table:table-cell/>
          <table:table-cell office:value-type="string" calcext:value-type="string">
            <text:p>shares</text:p>
          </table:table-cell>
          <table:table-cell office:value-type="float" office:value="-0.068525" calcext:value-type="float">
            <text:p>-0.069</text:p>
          </table:table-cell>
          <table:table-cell table:number-columns-repeated="2"/>
          <table:table-cell office:value-type="string" calcext:value-type="string">
            <text:p>shares</text:p>
          </table:table-cell>
          <table:table-cell office:value-type="float" office:value="-0.023985" calcext:value-type="float">
            <text:p>-0.02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data_channel_is_socmed</text:p>
          </table:table-cell>
          <table:table-cell office:value-type="float" office:value="-0.106077" calcext:value-type="float">
            <text:p>-0.106</text:p>
          </table:table-cell>
          <table:table-cell/>
          <table:table-cell office:value-type="string" calcext:value-type="string">
            <text:p>data_channel_is_lifestyle</text:p>
          </table:table-cell>
          <table:table-cell office:value-type="float" office:value="-0.197028" calcext:value-type="float">
            <text:p>-0.197</text:p>
          </table:table-cell>
          <table:table-cell/>
          <table:table-cell office:value-type="string" calcext:value-type="string">
            <text:p>is_weekend</text:p>
          </table:table-cell>
          <table:table-cell office:value-type="float" office:value="0.040034" calcext:value-type="float">
            <text:p>0.040</text:p>
          </table:table-cell>
          <table:table-cell/>
          <table:table-cell office:value-type="string" calcext:value-type="string">
            <text:p>n_tokens_title</text:p>
          </table:table-cell>
          <table:table-cell office:value-type="float" office:value="0.070284" calcext:value-type="float">
            <text:p>0.070</text:p>
          </table:table-cell>
          <table:table-cell/>
          <table:table-cell office:value-type="string" calcext:value-type="string">
            <text:p>global_subjectivity</text:p>
          </table:table-cell>
          <table:table-cell office:value-type="float" office:value="-0.041397" calcext:value-type="float">
            <text:p>-0.041</text:p>
          </table:table-cell>
          <table:table-cell/>
          <table:table-cell office:value-type="string" calcext:value-type="string">
            <text:p>data_channel_is_socmed</text:p>
          </table:table-cell>
          <table:table-cell office:value-type="float" office:value="-0.096686" calcext:value-type="float">
            <text:p>-0.097</text:p>
          </table:table-cell>
          <table:table-cell table:number-columns-repeated="2"/>
          <table:table-cell table:style-name="ce8" office:value-type="string" calcext:value-type="string">
            <text:p>max_negative_polarity</text:p>
          </table:table-cell>
          <table:table-cell office:value-type="float" office:value="-0.033203" calcext:value-type="float">
            <text:p>-0.033</text:p>
          </table:table-cell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ln_LDA_00 (Business)</text:p>
          </table:table-cell>
          <table:table-cell office:value-type="float" office:value="-0.270381" calcext:value-type="float">
            <text:p>-0.270</text:p>
          </table:table-cell>
          <table:table-cell/>
          <table:table-cell office:value-type="string" calcext:value-type="string">
            <text:p>min_negative_polarity</text:p>
          </table:table-cell>
          <table:table-cell office:value-type="float" office:value="-0.213624" calcext:value-type="float">
            <text:p>-0.214</text:p>
          </table:table-cell>
          <table:table-cell/>
          <table:table-cell table:style-name="ce11" office:value-type="string" calcext:value-type="string">
            <text:p>ln_min_positive_polarity</text:p>
          </table:table-cell>
          <table:table-cell office:value-type="float" office:value="0.00595" calcext:value-type="float">
            <text:p>0.006</text:p>
          </table:table-cell>
          <table:table-cell/>
          <table:table-cell office:value-type="string" calcext:value-type="string">
            <text:p>title_sentiment_polarity</text:p>
          </table:table-cell>
          <table:table-cell office:value-type="float" office:value="0.068326" calcext:value-type="float">
            <text:p>0.068</text:p>
          </table:table-cell>
          <table:table-cell/>
          <table:table-cell office:value-type="string" calcext:value-type="string">
            <text:p>is_weekend</text:p>
          </table:table-cell>
          <table:table-cell office:value-type="float" office:value="-0.052572" calcext:value-type="float">
            <text:p>-0.053</text:p>
          </table:table-cell>
          <table:table-cell/>
          <table:table-cell office:value-type="string" calcext:value-type="string">
            <text:p>is_weekend</text:p>
          </table:table-cell>
          <table:table-cell office:value-type="float" office:value="-0.099885" calcext:value-type="float">
            <text:p>-0.100</text:p>
          </table:table-cell>
          <table:table-cell table:number-columns-repeated="2"/>
          <table:table-cell office:value-type="string" calcext:value-type="string">
            <text:p>ln_kw_min_max</text:p>
          </table:table-cell>
          <table:table-cell office:value-type="float" office:value="-0.042627" calcext:value-type="float">
            <text:p>-0.043</text:p>
          </table:table-cell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ln_num_imgs</text:p>
          </table:table-cell>
          <table:table-cell office:value-type="float" office:value="-0.327563" calcext:value-type="float">
            <text:p>-0.328</text:p>
          </table:table-cell>
          <table:table-cell/>
          <table:table-cell office:value-type="string" calcext:value-type="string">
            <text:p>title_sentiment_polarity</text:p>
          </table:table-cell>
          <table:table-cell office:value-type="float" office:value="-0.23284" calcext:value-type="float">
            <text:p>-0.233</text:p>
          </table:table-cell>
          <table:table-cell/>
          <table:table-cell office:value-type="string" calcext:value-type="string">
            <text:p>ln_kw_avg_avg</text:p>
          </table:table-cell>
          <table:table-cell office:value-type="float" office:value="-0.003962" calcext:value-type="float">
            <text:p>-0.004</text:p>
          </table:table-cell>
          <table:table-cell/>
          <table:table-cell office:value-type="string" calcext:value-type="string">
            <text:p>is_weekend</text:p>
          </table:table-cell>
          <table:table-cell office:value-type="float" office:value="0.033774" calcext:value-type="float">
            <text:p>0.034</text:p>
          </table:table-cell>
          <table:table-cell/>
          <table:table-cell table:style-name="ce12" office:value-type="string" calcext:value-type="string">
            <text:p>ln_self_reference_avg_sharess</text:p>
          </table:table-cell>
          <table:table-cell office:value-type="float" office:value="-0.055167" calcext:value-type="float">
            <text:p>-0.055</text:p>
          </table:table-cell>
          <table:table-cell/>
          <table:table-cell office:value-type="string" calcext:value-type="string">
            <text:p>ln_shares</text:p>
          </table:table-cell>
          <table:table-cell office:value-type="float" office:value="-0.125187" calcext:value-type="float">
            <text:p>-0.125</text:p>
          </table:table-cell>
          <table:table-cell table:number-columns-repeated="2"/>
          <table:table-cell office:value-type="string" calcext:value-type="string">
            <text:p>title_sentiment_polarity</text:p>
          </table:table-cell>
          <table:table-cell office:value-type="float" office:value="-0.091267" calcext:value-type="float">
            <text:p>-0.091</text:p>
          </table:table-cell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ln_LDA_04 (Technology)</text:p>
          </table:table-cell>
          <table:table-cell office:value-type="float" office:value="-0.386955" calcext:value-type="float">
            <text:p>-0.387</text:p>
          </table:table-cell>
          <table:table-cell/>
          <table:table-cell table:style-name="ce11" office:value-type="string" calcext:value-type="string">
            <text:p>max_positive_polarity</text:p>
          </table:table-cell>
          <table:table-cell office:value-type="float" office:value="-0.248766" calcext:value-type="float">
            <text:p>-0.249</text:p>
          </table:table-cell>
          <table:table-cell/>
          <table:table-cell office:value-type="string" calcext:value-type="string">
            <text:p>shares</text:p>
          </table:table-cell>
          <table:table-cell office:value-type="float" office:value="-0.023539" calcext:value-type="float">
            <text:p>-0.024</text:p>
          </table:table-cell>
          <table:table-cell/>
          <table:table-cell office:value-type="string" calcext:value-type="string">
            <text:p>ln_kw_avg_min</text:p>
          </table:table-cell>
          <table:table-cell office:value-type="float" office:value="0.032282" calcext:value-type="float">
            <text:p>0.032</text:p>
          </table:table-cell>
          <table:table-cell/>
          <table:table-cell office:value-type="string" calcext:value-type="string">
            <text:p>ln_abs_title_sentiment_polarity</text:p>
          </table:table-cell>
          <table:table-cell office:value-type="float" office:value="-0.085043" calcext:value-type="float">
            <text:p>-0.085</text:p>
          </table:table-cell>
          <table:table-cell/>
          <table:table-cell office:value-type="string" calcext:value-type="string">
            <text:p>title_sentiment_polarity</text:p>
          </table:table-cell>
          <table:table-cell office:value-type="float" office:value="-0.178223" calcext:value-type="float">
            <text:p>-0.178</text:p>
          </table:table-cell>
          <table:table-cell table:number-columns-repeated="2"/>
          <table:table-cell office:value-type="string" calcext:value-type="string">
            <text:p>num_keywords</text:p>
          </table:table-cell>
          <table:table-cell office:value-type="float" office:value="-0.114351" calcext:value-type="float">
            <text:p>-0.11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num_keywords</text:p>
          </table:table-cell>
          <table:table-cell office:value-type="float" office:value="-0.455412" calcext:value-type="float">
            <text:p>-0.455</text:p>
          </table:table-cell>
          <table:table-cell/>
          <table:table-cell table:style-name="ce11" office:value-type="string" calcext:value-type="string">
            <text:p>rate_positive_words</text:p>
          </table:table-cell>
          <table:table-cell office:value-type="float" office:value="-0.285968" calcext:value-type="float">
            <text:p>-0.286</text:p>
          </table:table-cell>
          <table:table-cell/>
          <table:table-cell office:value-type="string" calcext:value-type="string">
            <text:p>data_channel_is_socmed</text:p>
          </table:table-cell>
          <table:table-cell office:value-type="float" office:value="-0.038291" calcext:value-type="float">
            <text:p>-0.038</text:p>
          </table:table-cell>
          <table:table-cell/>
          <table:table-cell office:value-type="string" calcext:value-type="string">
            <text:p>ln_n_tokens_content</text:p>
          </table:table-cell>
          <table:table-cell office:value-type="float" office:value="0.027738" calcext:value-type="float">
            <text:p>0.028</text:p>
          </table:table-cell>
          <table:table-cell/>
          <table:table-cell office:value-type="string" calcext:value-type="string">
            <text:p>max_negative_polarity</text:p>
          </table:table-cell>
          <table:table-cell office:value-type="float" office:value="-0.140034" calcext:value-type="float">
            <text:p>-0.140</text:p>
          </table:table-cell>
          <table:table-cell/>
          <table:table-cell office:value-type="string" calcext:value-type="string">
            <text:p>n_tokens_title</text:p>
          </table:table-cell>
          <table:table-cell office:value-type="float" office:value="-0.279695" calcext:value-type="float">
            <text:p>-0.280</text:p>
          </table:table-cell>
          <table:table-cell table:number-columns-repeated="2"/>
          <table:table-cell office:value-type="string" calcext:value-type="string">
            <text:p>ln_shares</text:p>
          </table:table-cell>
          <table:table-cell office:value-type="float" office:value="-0.138774" calcext:value-type="float">
            <text:p>-0.13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n_kw_min_min</text:p>
          </table:table-cell>
          <table:table-cell office:value-type="float" office:value="-0.567953" calcext:value-type="float">
            <text:p>-0.568</text:p>
          </table:table-cell>
          <table:table-cell/>
          <table:table-cell office:value-type="string" calcext:value-type="string">
            <text:p>ln_shares</text:p>
          </table:table-cell>
          <table:table-cell office:value-type="float" office:value="-0.286538" calcext:value-type="float">
            <text:p>-0.287</text:p>
          </table:table-cell>
          <table:table-cell/>
          <table:table-cell office:value-type="string" calcext:value-type="string">
            <text:p>n_tokens_title</text:p>
          </table:table-cell>
          <table:table-cell office:value-type="float" office:value="-0.046367" calcext:value-type="float">
            <text:p>-0.046</text:p>
          </table:table-cell>
          <table:table-cell/>
          <table:table-cell office:value-type="string" calcext:value-type="string">
            <text:p>abs_title_subjectivity</text:p>
          </table:table-cell>
          <table:table-cell office:value-type="float" office:value="-0.008663" calcext:value-type="float">
            <text:p>-0.009</text:p>
          </table:table-cell>
          <table:table-cell/>
          <table:table-cell office:value-type="string" calcext:value-type="string">
            <text:p>n_tokens_title</text:p>
          </table:table-cell>
          <table:table-cell office:value-type="float" office:value="-0.174957" calcext:value-type="float">
            <text:p>-0.175</text:p>
          </table:table-cell>
          <table:table-cell/>
          <table:table-cell table:style-name="ce9" office:value-type="string" calcext:value-type="string">
            <text:p>ln_LDA_01 (Entertainment)</text:p>
          </table:table-cell>
          <table:table-cell office:value-type="float" office:value="-0.331454" calcext:value-type="float">
            <text:p>-0.331</text:p>
          </table:table-cell>
          <table:table-cell table:number-columns-repeated="2"/>
          <table:table-cell office:value-type="string" calcext:value-type="string">
            <text:p>ln_num_hrefs</text:p>
          </table:table-cell>
          <table:table-cell office:value-type="float" office:value="-0.160951" calcext:value-type="float">
            <text:p>-0.16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n_global_rate_negative_words</text:p>
          </table:table-cell>
          <table:table-cell office:value-type="float" office:value="-0.873467" calcext:value-type="float">
            <text:p>-0.873</text:p>
          </table:table-cell>
          <table:table-cell/>
          <table:table-cell office:value-type="string" calcext:value-type="string">
            <text:p>popular</text:p>
          </table:table-cell>
          <table:table-cell office:value-type="float" office:value="-0.303169" calcext:value-type="float">
            <text:p>-0.303</text:p>
          </table:table-cell>
          <table:table-cell/>
          <table:table-cell office:value-type="string" calcext:value-type="string">
            <text:p>ln_kw_min_min</text:p>
          </table:table-cell>
          <table:table-cell office:value-type="float" office:value="-0.094556" calcext:value-type="float">
            <text:p>-0.095</text:p>
          </table:table-cell>
          <table:table-cell/>
          <table:table-cell table:style-name="ce11" office:value-type="string" calcext:value-type="string">
            <text:p>rate_positive_words</text:p>
          </table:table-cell>
          <table:table-cell office:value-type="float" office:value="-0.024129" calcext:value-type="float">
            <text:p>-0.024</text:p>
          </table:table-cell>
          <table:table-cell/>
          <table:table-cell table:style-name="ce8" office:value-type="string" calcext:value-type="string">
            <text:p>ln_global_rate_negative_words</text:p>
          </table:table-cell>
          <table:table-cell office:value-type="float" office:value="-0.179736" calcext:value-type="float">
            <text:p>-0.180</text:p>
          </table:table-cell>
          <table:table-cell/>
          <table:table-cell table:style-name="ce10" office:value-type="string" calcext:value-type="string">
            <text:p>ln_num_imgs</text:p>
          </table:table-cell>
          <table:table-cell office:value-type="float" office:value="-0.346522" calcext:value-type="float">
            <text:p>-0.347</text:p>
          </table:table-cell>
          <table:table-cell table:number-columns-repeated="2"/>
          <table:table-cell office:value-type="string" calcext:value-type="string">
            <text:p>data_channel_is_socmed</text:p>
          </table:table-cell>
          <table:table-cell office:value-type="float" office:value="-0.162774" calcext:value-type="float">
            <text:p>-0.163</text:p>
          </table:table-cell>
          <table:table-cell table:number-columns-repeated="1000"/>
        </table:table-row>
        <table:table-row table:style-name="ro1">
          <table:table-cell/>
          <table:table-cell table:style-name="ce11" office:value-type="string" calcext:value-type="string">
            <text:p>ln_min_positive_polarity</text:p>
          </table:table-cell>
          <table:table-cell office:value-type="float" office:value="-0.889133" calcext:value-type="float">
            <text:p>-0.889</text:p>
          </table:table-cell>
          <table:table-cell/>
          <table:table-cell office:value-type="string" calcext:value-type="string">
            <text:p>global_subjectivity</text:p>
          </table:table-cell>
          <table:table-cell office:value-type="float" office:value="-0.30679" calcext:value-type="float">
            <text:p>-0.307</text:p>
          </table:table-cell>
          <table:table-cell/>
          <table:table-cell office:value-type="string" calcext:value-type="string">
            <text:p>kw_avg_max</text:p>
          </table:table-cell>
          <table:table-cell office:value-type="float" office:value="-0.217168" calcext:value-type="float">
            <text:p>-0.217</text:p>
          </table:table-cell>
          <table:table-cell/>
          <table:table-cell office:value-type="string" calcext:value-type="string">
            <text:p>ln_kw_min_min</text:p>
          </table:table-cell>
          <table:table-cell office:value-type="float" office:value="-0.039928" calcext:value-type="float">
            <text:p>-0.040</text:p>
          </table:table-cell>
          <table:table-cell/>
          <table:table-cell table:style-name="ce11" office:value-type="string" calcext:value-type="string">
            <text:p>ln_min_positive_polarity</text:p>
          </table:table-cell>
          <table:table-cell office:value-type="float" office:value="-0.236268" calcext:value-type="float">
            <text:p>-0.236</text:p>
          </table:table-cell>
          <table:table-cell/>
          <table:table-cell office:value-type="string" calcext:value-type="string">
            <text:p>ln_kw_avg_avg</text:p>
          </table:table-cell>
          <table:table-cell office:value-type="float" office:value="-0.349446" calcext:value-type="float">
            <text:p>-0.349</text:p>
          </table:table-cell>
          <table:table-cell table:number-columns-repeated="2"/>
          <table:table-cell office:value-type="string" calcext:value-type="string">
            <text:p>abs_title_subjectivity</text:p>
          </table:table-cell>
          <table:table-cell office:value-type="float" office:value="-0.187768" calcext:value-type="float">
            <text:p>-0.188</text:p>
          </table:table-cell>
          <table:table-cell table:number-columns-repeated="1000"/>
        </table:table-row>
        <table:table-row table:style-name="ro1">
          <table:table-cell/>
          <table:table-cell table:style-name="ce12" office:value-type="string" calcext:value-type="string">
            <text:p>ln_self_reference_avg_sharess</text:p>
          </table:table-cell>
          <table:table-cell office:value-type="float" office:value="-1.173062" calcext:value-type="float">
            <text:p>-1.173</text:p>
          </table:table-cell>
          <table:table-cell/>
          <table:table-cell table:style-name="ce9" office:value-type="string" calcext:value-type="string">
            <text:p>ln_LDA_04 (Technology)</text:p>
          </table:table-cell>
          <table:table-cell office:value-type="float" office:value="-0.355296" calcext:value-type="float">
            <text:p>-0.355</text:p>
          </table:table-cell>
          <table:table-cell/>
          <table:table-cell table:style-name="ce10" office:value-type="string" calcext:value-type="string">
            <text:p>ln_num_videos</text:p>
          </table:table-cell>
          <table:table-cell office:value-type="float" office:value="-0.224546" calcext:value-type="float">
            <text:p>-0.225</text:p>
          </table:table-cell>
          <table:table-cell/>
          <table:table-cell office:value-type="string" calcext:value-type="string">
            <text:p>data_channel_is_socmed</text:p>
          </table:table-cell>
          <table:table-cell office:value-type="float" office:value="-0.07505" calcext:value-type="float">
            <text:p>-0.075</text:p>
          </table:table-cell>
          <table:table-cell/>
          <table:table-cell table:style-name="ce10" office:value-type="string" calcext:value-type="string">
            <text:p>ln_num_videos</text:p>
          </table:table-cell>
          <table:table-cell office:value-type="float" office:value="-0.288274" calcext:value-type="float">
            <text:p>-0.288</text:p>
          </table:table-cell>
          <table:table-cell/>
          <table:table-cell table:style-name="ce10" office:value-type="string" calcext:value-type="string">
            <text:p>ln_num_videos</text:p>
          </table:table-cell>
          <table:table-cell office:value-type="float" office:value="-0.374895" calcext:value-type="float">
            <text:p>-0.375</text:p>
          </table:table-cell>
          <table:table-cell table:number-columns-repeated="2"/>
          <table:table-cell table:style-name="ce8" office:value-type="string" calcext:value-type="string">
            <text:p>min_negative_polarity</text:p>
          </table:table-cell>
          <table:table-cell office:value-type="float" office:value="-0.192205" calcext:value-type="float">
            <text:p>-0.192</text:p>
          </table:table-cell>
          <table:table-cell table:number-columns-repeated="1000"/>
        </table:table-row>
        <table:table-row table:style-name="ro1">
          <table:table-cell/>
          <table:table-cell table:style-name="ce11" office:value-type="string" calcext:value-type="string">
            <text:p>global_rate_positive_words</text:p>
          </table:table-cell>
          <table:table-cell office:value-type="float" office:value="-1.468949" calcext:value-type="float">
            <text:p>-1.469</text:p>
          </table:table-cell>
          <table:table-cell/>
          <table:table-cell table:style-name="ce9" office:value-type="string" calcext:value-type="string">
            <text:p>ln_LDA_01 (Entertainment)</text:p>
          </table:table-cell>
          <table:table-cell office:value-type="float" office:value="-0.388437" calcext:value-type="float">
            <text:p>-0.388</text:p>
          </table:table-cell>
          <table:table-cell/>
          <table:table-cell office:value-type="string" calcext:value-type="string">
            <text:p>abs_title_subjectivity</text:p>
          </table:table-cell>
          <table:table-cell office:value-type="float" office:value="-0.233775" calcext:value-type="float">
            <text:p>-0.234</text:p>
          </table:table-cell>
          <table:table-cell/>
          <table:table-cell office:value-type="string" calcext:value-type="string">
            <text:p>data_channel_is_lifestyle</text:p>
          </table:table-cell>
          <table:table-cell office:value-type="float" office:value="-0.087076" calcext:value-type="float">
            <text:p>-0.087</text:p>
          </table:table-cell>
          <table:table-cell/>
          <table:table-cell table:style-name="ce10" office:value-type="string" calcext:value-type="string">
            <text:p>ln_num_imgs</text:p>
          </table:table-cell>
          <table:table-cell office:value-type="float" office:value="-0.306766" calcext:value-type="float">
            <text:p>-0.307</text:p>
          </table:table-cell>
          <table:table-cell/>
          <table:table-cell office:value-type="string" calcext:value-type="string">
            <text:p>ln_abs_title_sentiment_polarity</text:p>
          </table:table-cell>
          <table:table-cell office:value-type="float" office:value="-0.400067" calcext:value-type="float">
            <text:p>-0.400</text:p>
          </table:table-cell>
          <table:table-cell table:number-columns-repeated="2"/>
          <table:table-cell office:value-type="string" calcext:value-type="string">
            <text:p>popular</text:p>
          </table:table-cell>
          <table:table-cell office:value-type="float" office:value="-0.195283" calcext:value-type="float">
            <text:p>-0.19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n_num_hrefs</text:p>
          </table:table-cell>
          <table:table-cell office:value-type="float" office:value="-1.62305" calcext:value-type="float">
            <text:p>-1.623</text:p>
          </table:table-cell>
          <table:table-cell/>
          <table:table-cell office:value-type="string" calcext:value-type="string">
            <text:p>data_channel_is_entertainment</text:p>
          </table:table-cell>
          <table:table-cell office:value-type="float" office:value="-0.39731" calcext:value-type="float">
            <text:p>-0.397</text:p>
          </table:table-cell>
          <table:table-cell/>
          <table:table-cell office:value-type="string" calcext:value-type="string">
            <text:p>ln_global_rate_negative_words</text:p>
          </table:table-cell>
          <table:table-cell office:value-type="float" office:value="-0.235204" calcext:value-type="float">
            <text:p>-0.235</text:p>
          </table:table-cell>
          <table:table-cell/>
          <table:table-cell table:style-name="ce9" office:value-type="string" calcext:value-type="string">
            <text:p>ln_LDA_01 (Entertainment)</text:p>
          </table:table-cell>
          <table:table-cell office:value-type="float" office:value="-0.217207" calcext:value-type="float">
            <text:p>-0.217</text:p>
          </table:table-cell>
          <table:table-cell/>
          <table:table-cell table:style-name="ce9" office:value-type="string" calcext:value-type="string">
            <text:p>ln_LDA_01 (Entertainment)</text:p>
          </table:table-cell>
          <table:table-cell office:value-type="float" office:value="-0.308131" calcext:value-type="float">
            <text:p>-0.308</text:p>
          </table:table-cell>
          <table:table-cell/>
          <table:table-cell table:style-name="ce9" office:value-type="string" calcext:value-type="string">
            <text:p>ln_LDA_00 (Business)</text:p>
          </table:table-cell>
          <table:table-cell office:value-type="float" office:value="-0.410042" calcext:value-type="float">
            <text:p>-0.410</text:p>
          </table:table-cell>
          <table:table-cell table:number-columns-repeated="2"/>
          <table:table-cell office:value-type="string" calcext:value-type="string">
            <text:p>data_channel_is_lifestyle</text:p>
          </table:table-cell>
          <table:table-cell office:value-type="float" office:value="-0.222965" calcext:value-type="float">
            <text:p>-0.223</text:p>
          </table:table-cell>
          <table:table-cell table:number-columns-repeated="1000"/>
        </table:table-row>
        <table:table-row table:style-name="ro1">
          <table:table-cell/>
          <table:table-cell table:style-name="ce11" office:value-type="string" calcext:value-type="string">
            <text:p>max_positive_polarity</text:p>
          </table:table-cell>
          <table:table-cell office:value-type="float" office:value="-1.800653" calcext:value-type="float">
            <text:p>-1.801</text:p>
          </table:table-cell>
          <table:table-cell/>
          <table:table-cell table:style-name="ce9" office:value-type="string" calcext:value-type="string">
            <text:p>ln_LDA_00 (Business)</text:p>
          </table:table-cell>
          <table:table-cell office:value-type="float" office:value="-0.40563" calcext:value-type="float">
            <text:p>-0.406</text:p>
          </table:table-cell>
          <table:table-cell/>
          <table:table-cell table:style-name="ce9" office:value-type="string" calcext:value-type="string">
            <text:p>ln_LDA_00 (Business)</text:p>
          </table:table-cell>
          <table:table-cell office:value-type="float" office:value="-0.301352" calcext:value-type="float">
            <text:p>-0.301</text:p>
          </table:table-cell>
          <table:table-cell/>
          <table:table-cell table:style-name="ce8" office:value-type="string" calcext:value-type="string">
            <text:p>max_negative_polarity</text:p>
          </table:table-cell>
          <table:table-cell office:value-type="float" office:value="-0.22618" calcext:value-type="float">
            <text:p>-0.226</text:p>
          </table:table-cell>
          <table:table-cell/>
          <table:table-cell office:value-type="string" calcext:value-type="string">
            <text:p>num_keywords</text:p>
          </table:table-cell>
          <table:table-cell office:value-type="float" office:value="-0.388595" calcext:value-type="float">
            <text:p>-0.389</text:p>
          </table:table-cell>
          <table:table-cell/>
          <table:table-cell office:value-type="string" calcext:value-type="string">
            <text:p>data_channel_is_entertainment</text:p>
          </table:table-cell>
          <table:table-cell office:value-type="float" office:value="-0.414575" calcext:value-type="float">
            <text:p>-0.415</text:p>
          </table:table-cell>
          <table:table-cell table:number-columns-repeated="2"/>
          <table:table-cell office:value-type="string" calcext:value-type="string">
            <text:p>kw_avg_max</text:p>
          </table:table-cell>
          <table:table-cell office:value-type="float" office:value="-0.275584" calcext:value-type="float">
            <text:p>-0.2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n_kw_avg_min</text:p>
          </table:table-cell>
          <table:table-cell office:value-type="float" office:value="-1.998943" calcext:value-type="float">
            <text:p>-1.999</text:p>
          </table:table-cell>
          <table:table-cell/>
          <table:table-cell office:value-type="string" calcext:value-type="string">
            <text:p>ln_kw_min_min</text:p>
          </table:table-cell>
          <table:table-cell office:value-type="float" office:value="-0.451925" calcext:value-type="float">
            <text:p>-0.452</text:p>
          </table:table-cell>
          <table:table-cell/>
          <table:table-cell table:style-name="ce9" office:value-type="string" calcext:value-type="string">
            <text:p>ln_LDA_01 (Entertainment)</text:p>
          </table:table-cell>
          <table:table-cell office:value-type="float" office:value="-0.371339" calcext:value-type="float">
            <text:p>-0.371</text:p>
          </table:table-cell>
          <table:table-cell/>
          <table:table-cell table:style-name="ce8" office:value-type="string" calcext:value-type="string">
            <text:p>min_negative_polarity</text:p>
          </table:table-cell>
          <table:table-cell office:value-type="float" office:value="-0.26652" calcext:value-type="float">
            <text:p>-0.267</text:p>
          </table:table-cell>
          <table:table-cell/>
          <table:table-cell office:value-type="string" calcext:value-type="string">
            <text:p>data_channel_is_entertainment</text:p>
          </table:table-cell>
          <table:table-cell office:value-type="float" office:value="-0.426727" calcext:value-type="float">
            <text:p>-0.427</text:p>
          </table:table-cell>
          <table:table-cell/>
          <table:table-cell table:style-name="ce9" office:value-type="string" calcext:value-type="string">
            <text:p>ln_LDA_03</text:p>
          </table:table-cell>
          <table:table-cell office:value-type="float" office:value="-0.522315" calcext:value-type="float">
            <text:p>-0.522</text:p>
          </table:table-cell>
          <table:table-cell table:number-columns-repeated="2"/>
          <table:table-cell table:style-name="ce9" office:value-type="string" calcext:value-type="string">
            <text:p>ln_LDA_03</text:p>
          </table:table-cell>
          <table:table-cell office:value-type="float" office:value="-0.278516" calcext:value-type="float">
            <text:p>-0.279</text:p>
          </table:table-cell>
          <table:table-cell table:number-columns-repeated="1000"/>
        </table:table-row>
        <table:table-row table:style-name="ro1">
          <table:table-cell/>
          <table:table-cell table:style-name="ce11" office:value-type="string" calcext:value-type="string">
            <text:p>rate_positive_words</text:p>
          </table:table-cell>
          <table:table-cell office:value-type="float" office:value="-2.112869" calcext:value-type="float">
            <text:p>-2.113</text:p>
          </table:table-cell>
          <table:table-cell/>
          <table:table-cell table:style-name="ce11" office:value-type="string" calcext:value-type="string">
            <text:p>global_rate_positive_words</text:p>
          </table:table-cell>
          <table:table-cell office:value-type="float" office:value="-0.50287" calcext:value-type="float">
            <text:p>-0.503</text:p>
          </table:table-cell>
          <table:table-cell/>
          <table:table-cell table:style-name="ce9" office:value-type="string" calcext:value-type="string">
            <text:p>ln_LDA_02 (World)</text:p>
          </table:table-cell>
          <table:table-cell office:value-type="float" office:value="-0.373033" calcext:value-type="float">
            <text:p>-0.373</text:p>
          </table:table-cell>
          <table:table-cell/>
          <table:table-cell table:style-name="ce9" office:value-type="string" calcext:value-type="string">
            <text:p>ln_LDA_00 (Business)</text:p>
          </table:table-cell>
          <table:table-cell office:value-type="float" office:value="-0.41981" calcext:value-type="float">
            <text:p>-0.420</text:p>
          </table:table-cell>
          <table:table-cell/>
          <table:table-cell table:style-name="ce9" office:value-type="string" calcext:value-type="string">
            <text:p>ln_LDA_02 (World)</text:p>
          </table:table-cell>
          <table:table-cell office:value-type="float" office:value="-0.454573" calcext:value-type="float">
            <text:p>-0.455</text:p>
          </table:table-cell>
          <table:table-cell/>
          <table:table-cell office:value-type="string" calcext:value-type="string">
            <text:p>ln_kw_min_max</text:p>
          </table:table-cell>
          <table:table-cell office:value-type="float" office:value="-0.530642" calcext:value-type="float">
            <text:p>-0.531</text:p>
          </table:table-cell>
          <table:table-cell table:number-columns-repeated="2"/>
          <table:table-cell table:style-name="ce9" office:value-type="string" calcext:value-type="string">
            <text:p>ln_LDA_00 (Business)</text:p>
          </table:table-cell>
          <table:table-cell office:value-type="float" office:value="-0.437965" calcext:value-type="float">
            <text:p>-0.43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lobal_subjectivity</text:p>
          </table:table-cell>
          <table:table-cell office:value-type="float" office:value="-2.255169" calcext:value-type="float">
            <text:p>-2.255</text:p>
          </table:table-cell>
          <table:table-cell/>
          <table:table-cell table:style-name="ce9" office:value-type="string" calcext:value-type="string">
            <text:p>ln_LDA_03</text:p>
          </table:table-cell>
          <table:table-cell office:value-type="float" office:value="-0.570542" calcext:value-type="float">
            <text:p>-0.571</text:p>
          </table:table-cell>
          <table:table-cell/>
          <table:table-cell office:value-type="string" calcext:value-type="string">
            <text:p>data_channel_is_entertainment</text:p>
          </table:table-cell>
          <table:table-cell office:value-type="float" office:value="-0.421726" calcext:value-type="float">
            <text:p>-0.422</text:p>
          </table:table-cell>
          <table:table-cell/>
          <table:table-cell table:style-name="ce9" office:value-type="string" calcext:value-type="string">
            <text:p>ln_LDA_02 (World)</text:p>
          </table:table-cell>
          <table:table-cell office:value-type="float" office:value="-0.521344" calcext:value-type="float">
            <text:p>-0.521</text:p>
          </table:table-cell>
          <table:table-cell/>
          <table:table-cell table:style-name="ce9" office:value-type="string" calcext:value-type="string">
            <text:p>ln_LDA_04 (Technology)</text:p>
          </table:table-cell>
          <table:table-cell office:value-type="float" office:value="-0.486253" calcext:value-type="float">
            <text:p>-0.486</text:p>
          </table:table-cell>
          <table:table-cell/>
          <table:table-cell office:value-type="string" calcext:value-type="string">
            <text:p>kw_avg_max</text:p>
          </table:table-cell>
          <table:table-cell office:value-type="float" office:value="-0.826241" calcext:value-type="float">
            <text:p>-0.826</text:p>
          </table:table-cell>
          <table:table-cell table:number-columns-repeated="2"/>
          <table:table-cell table:style-name="ce9" office:value-type="string" calcext:value-type="string">
            <text:p>ln_LDA_02 (World)</text:p>
          </table:table-cell>
          <table:table-cell office:value-type="float" office:value="-0.491163" calcext:value-type="float">
            <text:p>-0.49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n_n_tokens_content</text:p>
          </table:table-cell>
          <table:table-cell office:value-type="float" office:value="-2.579165" calcext:value-type="float">
            <text:p>-2.579</text:p>
          </table:table-cell>
          <table:table-cell/>
          <table:table-cell office:value-type="string" calcext:value-type="string">
            <text:p>ln_kw_avg_avg</text:p>
          </table:table-cell>
          <table:table-cell office:value-type="float" office:value="-0.586049" calcext:value-type="float">
            <text:p>-0.586</text:p>
          </table:table-cell>
          <table:table-cell/>
          <table:table-cell table:style-name="ce9" office:value-type="string" calcext:value-type="string">
            <text:p>ln_LDA_03</text:p>
          </table:table-cell>
          <table:table-cell office:value-type="float" office:value="-0.517748" calcext:value-type="float">
            <text:p>-0.518</text:p>
          </table:table-cell>
          <table:table-cell/>
          <table:table-cell table:style-name="ce9" office:value-type="string" calcext:value-type="string">
            <text:p>ln_LDA_04 (Technology)</text:p>
          </table:table-cell>
          <table:table-cell office:value-type="float" office:value="-0.609222" calcext:value-type="float">
            <text:p>-0.609</text:p>
          </table:table-cell>
          <table:table-cell/>
          <table:table-cell table:style-name="ce9" office:value-type="string" calcext:value-type="string">
            <text:p>ln_LDA_03</text:p>
          </table:table-cell>
          <table:table-cell office:value-type="float" office:value="-0.504117" calcext:value-type="float">
            <text:p>-0.504</text:p>
          </table:table-cell>
          <table:table-cell/>
          <table:table-cell table:style-name="ce12" office:value-type="string" calcext:value-type="string">
            <text:p>ln_self_reference_avg_sharess</text:p>
          </table:table-cell>
          <table:table-cell office:value-type="float" office:value="-0.831715" calcext:value-type="float">
            <text:p>-0.832</text:p>
          </table:table-cell>
          <table:table-cell table:number-columns-repeated="2"/>
          <table:table-cell table:style-name="ce9" office:value-type="string" calcext:value-type="string">
            <text:p>ln_LDA_04 (Technology)</text:p>
          </table:table-cell>
          <table:table-cell office:value-type="float" office:value="-0.582229" calcext:value-type="float">
            <text:p>-0.582</text:p>
          </table:table-cell>
          <table:table-cell table:number-columns-repeated="1000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table:style-name="ce4"/>
          <table:table-cell table:style-name="ce13" office:value-type="string" calcext:value-type="string">
            <text:p>It's about the World</text:p>
          </table:table-cell>
          <table:table-cell table:style-name="ce18" table:number-columns-repeated="2"/>
          <table:table-cell table:style-name="ce21" office:value-type="string" calcext:value-type="string">
            <text:p>Worldy (Rebels)</text:p>
          </table:table-cell>
          <table:table-cell table:style-name="ce21" table:number-columns-repeated="2"/>
          <table:table-cell table:style-name="ce18" office:value-type="string" calcext:value-type="string">
            <text:p>Technology, Technology, Technology</text:p>
          </table:table-cell>
          <table:table-cell table:style-name="ce18" table:number-columns-repeated="2"/>
          <table:table-cell table:style-name="ce18" office:value-type="string" calcext:value-type="string">
            <text:p>It's not the Top 4</text:p>
          </table:table-cell>
          <table:table-cell table:style-name="ce18" table:number-columns-repeated="2"/>
          <table:table-cell table:style-name="ce18" office:value-type="string" calcext:value-type="string">
            <text:p>It's Just Business</text:p>
          </table:table-cell>
          <table:table-cell table:style-name="ce18" table:number-columns-repeated="2"/>
          <table:table-cell table:style-name="ce18" office:value-type="string" calcext:value-type="string">
            <text:p>Technology talks to the World</text:p>
          </table:table-cell>
          <table:table-cell table:style-name="ce23"/>
          <table:table-cell table:style-name="ce21" table:number-columns-repeated="2"/>
          <table:table-cell table:style-name="ce21" office:value-type="string" calcext:value-type="string">
            <text:p>It's just Entertaining</text:p>
          </table:table-cell>
          <table:table-cell table:style-name="ce21" table:number-columns-repeated="2"/>
          <table:table-cell table:style-name="ce4"/>
          <table:table-cell table:style-name="ce21" table:number-columns-repeated="998"/>
        </table:table-row>
        <table:table-row table:style-name="ro1">
          <table:table-cell table:style-name="ce5"/>
          <table:table-cell table:style-name="ce14" office:value-type="string" calcext:value-type="string">
            <text:p>'+ : negative polarity is strong</text:p>
          </table:table-cell>
          <table:table-cell table:style-name="ce19" table:number-columns-repeated="2"/>
          <table:table-cell table:style-name="ce14" office:value-type="string" calcext:value-type="string">
            <text:p>' : small population</text:p>
          </table:table-cell>
          <table:table-cell table:style-name="ce14" table:number-columns-repeated="2"/>
          <table:table-cell table:style-name="ce19" office:value-type="string" calcext:value-type="string">
            <text:p>'+ : somewhat surprisingly, a strong shared interest by Tech and Entertainment readers</text:p>
          </table:table-cell>
          <table:table-cell table:style-name="ce19"/>
          <table:table-cell table:style-name="ce22"/>
          <table:table-cell table:style-name="ce19" office:value-type="string" calcext:value-type="string">
            <text:p>'+ : the Not Business, Not World, Not Technology, Not Entertainment group</text:p>
          </table:table-cell>
          <table:table-cell table:style-name="ce19"/>
          <table:table-cell table:style-name="ce22"/>
          <table:table-cell table:style-name="ce19" office:value-type="string" calcext:value-type="string">
            <text:p>'+ : links to other Mashable sites – good thing</text:p>
          </table:table-cell>
          <table:table-cell table:style-name="ce19"/>
          <table:table-cell table:style-name="ce22"/>
          <table:table-cell table:style-name="ce19" office:value-type="string" calcext:value-type="string">
            <text:p>'+ : optimists !!</text:p>
          </table:table-cell>
          <table:table-cell table:style-name="ce19"/>
          <table:table-cell table:style-name="ce14" table:number-columns-repeated="5"/>
          <table:table-cell table:style-name="ce24"/>
          <table:table-cell table:style-name="ce14" table:number-columns-repeated="998"/>
        </table:table-row>
        <table:table-row table:style-name="ro1">
          <table:table-cell table:style-name="ce5"/>
          <table:table-cell table:style-name="ce14" office:value-type="string" calcext:value-type="string">
            <text:p>'- : indifferent to all other content defined Channels</text:p>
          </table:table-cell>
          <table:table-cell table:style-name="ce19" table:number-columns-repeated="2"/>
          <table:table-cell table:style-name="ce14" office:value-type="string" calcext:value-type="string">
            <text:p>'+ : just as negative in sentiment</text:p>
          </table:table-cell>
          <table:table-cell table:style-name="ce14" table:number-columns-repeated="2"/>
          <table:table-cell table:style-name="ce19" office:value-type="string" calcext:value-type="string">
            <text:p>'+ : strong use of links to other Mashable articles</text:p>
          </table:table-cell>
          <table:table-cell table:style-name="ce19"/>
          <table:table-cell table:style-name="ce22"/>
          <table:table-cell table:style-name="ce19" office:value-type="string" calcext:value-type="string">
            <text:p>'+ : they like videos !</text:p>
          </table:table-cell>
          <table:table-cell table:style-name="ce19"/>
          <table:table-cell table:style-name="ce22"/>
          <table:table-cell table:style-name="ce19" office:value-type="string" calcext:value-type="string">
            <text:p>'+ : can support longer articles</text:p>
          </table:table-cell>
          <table:table-cell table:style-name="ce19"/>
          <table:table-cell table:style-name="ce22"/>
          <table:table-cell table:style-name="ce19" office:value-type="string" calcext:value-type="string">
            <text:p>'+ : counter-point to the All Business cluster</text:p>
          </table:table-cell>
          <table:table-cell table:style-name="ce19"/>
          <table:table-cell table:style-name="ce14" table:number-columns-repeated="5"/>
          <table:table-cell table:style-name="ce24"/>
          <table:table-cell table:style-name="ce14" table:number-columns-repeated="998"/>
        </table:table-row>
        <table:table-row table:style-name="ro1">
          <table:table-cell table:style-name="ce5"/>
          <table:table-cell table:style-name="ce14" office:value-type="string" calcext:value-type="string">
            <text:p>'- : uninterested in links to other Mashable articles … self-contained audience</text:p>
          </table:table-cell>
          <table:table-cell table:style-name="ce19" table:number-columns-repeated="2"/>
          <table:table-cell table:style-name="ce14" office:value-type="string" calcext:value-type="string">
            <text:p>'+ : quite simialr to Cluster 00, but differentiates as Not all other Data Channels</text:p>
          </table:table-cell>
          <table:table-cell table:style-name="ce14" table:number-columns-repeated="2"/>
          <table:table-cell table:style-name="ce19" office:value-type="string" calcext:value-type="string">
            <text:p>'- : un-interested in World, Business, and Entertainment Channels</text:p>
          </table:table-cell>
          <table:table-cell table:style-name="ce19"/>
          <table:table-cell table:style-name="ce22"/>
          <table:table-cell table:style-name="ce19" office:value-type="string" calcext:value-type="string">
            <text:p>'+ : they like images !</text:p>
          </table:table-cell>
          <table:table-cell table:style-name="ce19"/>
          <table:table-cell table:style-name="ce22"/>
          <table:table-cell table:style-name="ce19" office:value-type="string" calcext:value-type="string">
            <text:p>'+ : indifferent to mostother data channels</text:p>
          </table:table-cell>
          <table:table-cell table:style-name="ce19"/>
          <table:table-cell table:style-name="ce22"/>
          <table:table-cell table:style-name="ce19" office:value-type="string" calcext:value-type="string">
            <text:p>'- : still don't like Entertainment</text:p>
          </table:table-cell>
          <table:table-cell table:style-name="ce19"/>
          <table:table-cell table:style-name="ce14" table:number-columns-repeated="5"/>
          <table:table-cell table:style-name="ce24"/>
          <table:table-cell table:style-name="ce14" table:number-columns-repeated="998"/>
        </table:table-row>
        <table:table-row table:style-name="ro1">
          <table:table-cell table:style-name="ce5"/>
          <table:table-cell table:style-name="ce14" office:value-type="string" calcext:value-type="string">
            <text:p>' - strong aversion to longer articles</text:p>
          </table:table-cell>
          <table:table-cell table:style-name="ce19" table:number-columns-repeated="2"/>
          <table:table-cell table:style-name="ce14" table:number-columns-repeated="3"/>
          <table:table-cell table:style-name="ce19" office:value-type="string" calcext:value-type="string">
            <text:p>'+ : very appreciate of positive sentiment vocabulary</text:p>
          </table:table-cell>
          <table:table-cell table:style-name="ce19"/>
          <table:table-cell table:style-name="ce22"/>
          <table:table-cell table:style-name="ce19" office:value-type="string" calcext:value-type="string">
            <text:p>'+ : they like links to other Mashable content !</text:p>
          </table:table-cell>
          <table:table-cell table:style-name="ce19"/>
          <table:table-cell table:style-name="ce22"/>
          <table:table-cell table:style-name="ce19" office:value-type="string" calcext:value-type="string">
            <text:p>'- : however, do not like Entertainment</text:p>
          </table:table-cell>
          <table:table-cell table:style-name="ce19"/>
          <table:table-cell table:style-name="ce22"/>
          <table:table-cell table:style-name="ce19" office:value-type="string" calcext:value-type="string">
            <text:p>'- : and not interested on World subject matter</text:p>
          </table:table-cell>
          <table:table-cell table:style-name="ce19"/>
          <table:table-cell table:style-name="ce14" table:number-columns-repeated="5"/>
          <table:table-cell table:style-name="ce24"/>
          <table:table-cell table:style-name="ce14" table:number-columns-repeated="998"/>
        </table:table-row>
        <table:table-row table:style-name="ro1">
          <table:table-cell table:style-name="ce5"/>
          <table:table-cell table:style-name="ce14"/>
          <table:table-cell table:style-name="ce19" table:number-columns-repeated="2"/>
          <table:table-cell table:style-name="ce14" table:number-columns-repeated="3"/>
          <table:table-cell table:style-name="ce19" table:number-columns-repeated="2"/>
          <table:table-cell table:style-name="ce22"/>
          <table:table-cell table:style-name="ce19" office:value-type="string" calcext:value-type="string">
            <text:p>'- : they do not like negativity </text:p>
          </table:table-cell>
          <table:table-cell table:style-name="ce19"/>
          <table:table-cell table:style-name="ce22"/>
          <table:table-cell table:style-name="ce19" table:number-columns-repeated="2"/>
          <table:table-cell table:style-name="ce22"/>
          <table:table-cell table:style-name="ce19" office:value-type="string" calcext:value-type="string">
            <text:p>'- : easy on the images; not interested in videos</text:p>
          </table:table-cell>
          <table:table-cell table:style-name="ce19"/>
          <table:table-cell table:style-name="ce14" table:number-columns-repeated="5"/>
          <table:table-cell table:style-name="ce24"/>
          <table:table-cell table:style-name="ce14" table:number-columns-repeated="998"/>
        </table:table-row>
        <table:table-row table:style-name="ro1">
          <table:table-cell table:style-name="ce5"/>
          <table:table-cell table:style-name="ce14"/>
          <table:table-cell table:style-name="ce19" table:number-columns-repeated="2"/>
          <table:table-cell table:style-name="ce14" table:number-columns-repeated="3"/>
          <table:table-cell table:style-name="ce19" table:number-columns-repeated="2"/>
          <table:table-cell table:style-name="ce22"/>
          <table:table-cell table:style-name="ce19" table:number-columns-repeated="2"/>
          <table:table-cell table:style-name="ce22"/>
          <table:table-cell table:style-name="ce19" table:number-columns-repeated="2"/>
          <table:table-cell table:style-name="ce22"/>
          <table:table-cell table:style-name="ce19" table:number-columns-repeated="2"/>
          <table:table-cell table:style-name="ce14" table:number-columns-repeated="5"/>
          <table:table-cell table:style-name="ce24"/>
          <table:table-cell table:style-name="ce14" table:number-columns-repeated="998"/>
        </table:table-row>
        <table:table-row table:style-name="ro1">
          <table:table-cell table:style-name="ce6"/>
          <table:table-cell table:style-name="ce15" table:number-columns-repeated="3"/>
          <table:table-cell table:style-name="ce6" table:number-columns-repeated="3"/>
          <table:table-cell table:style-name="ce15" table:number-columns-repeated="10"/>
          <table:table-cell table:style-name="ce6" table:number-columns-repeated="6"/>
          <table:table-cell table:style-name="ce24"/>
          <table:table-cell table:style-name="ce6" table:number-columns-repeated="998"/>
        </table:table-row>
        <table:table-row table:style-name="ro1" table:number-rows-repeated="2">
          <table:table-cell table:style-name="ce1" table:number-columns-repeated="2"/>
          <table:table-cell table:style-name="ce16"/>
          <table:table-cell table:style-name="ce1"/>
          <table:table-cell table:style-name="ce16"/>
          <table:table-cell table:style-name="ce1" table:number-columns-repeated="2"/>
          <table:table-cell table:style-name="ce16"/>
          <table:table-cell table:style-name="ce1" table:number-columns-repeated="2"/>
          <table:table-cell table:style-name="ce16"/>
          <table:table-cell table:style-name="ce1" table:number-columns-repeated="2"/>
          <table:table-cell table:style-name="ce16"/>
          <table:table-cell table:style-name="ce1" table:number-columns-repeated="2"/>
          <table:table-cell table:style-name="ce16"/>
          <table:table-cell table:style-name="ce1" table:number-columns-repeated="3"/>
          <table:table-cell table:style-name="ce16"/>
          <table:table-cell table:style-name="ce1" table:number-columns-repeated="2"/>
          <table:table-cell table:style-name="ce24"/>
          <table:table-cell table:style-name="ce1" table:number-columns-repeated="998"/>
        </table:table-row>
        <table:table-row table:style-name="ro1" table:number-rows-repeated="99">
          <table:table-cell table:style-name="ce1" table:number-columns-repeated="2"/>
          <table:table-cell table:style-name="ce16"/>
          <table:table-cell table:style-name="ce1" table:number-columns-repeated="2"/>
          <table:table-cell table:style-name="ce16" table:number-columns-repeated="2"/>
          <table:table-cell table:style-name="ce1"/>
          <table:table-cell table:style-name="ce16"/>
          <table:table-cell table:style-name="ce1" table:number-columns-repeated="2"/>
          <table:table-cell table:style-name="ce16"/>
          <table:table-cell table:style-name="ce1" table:number-columns-repeated="2"/>
          <table:table-cell table:style-name="ce16"/>
          <table:table-cell table:style-name="ce1" table:number-columns-repeated="2"/>
          <table:table-cell table:style-name="ce16"/>
          <table:table-cell table:style-name="ce1" table:number-columns-repeated="3"/>
          <table:table-cell table:style-name="ce16"/>
          <table:table-cell table:style-name="ce1" table:number-columns-repeated="1000"/>
        </table:table-row>
        <table:table-row table:style-name="ro1" table:number-rows-repeated="104842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Mono" svg:font-family="'Liberation Mono', 'Courier New', 'Nimbus Mono L', 'DejaVu Sans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22:55:44.543467690</meta:creation-date>
    <dc:date>2017-12-08T23:43:31.885377842</dc:date>
    <meta:editing-duration>PT1M49S</meta:editing-duration>
    <meta:editing-cycles>1</meta:editing-cycles>
    <meta:document-statistic meta:table-count="1" meta:cell-count="529" meta:object-count="0"/>
    <meta:generator>LibreOffice/5.1.6.2$Linux_X86_64 LibreOffice_project/10m0$Build-2</meta:generator>
  </office:meta>
</office:document-meta>
</file>